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717in"/>
    </style:style>
    <style:style style:name="co2" style:family="table-column">
      <style:table-column-properties fo:break-before="auto" style:column-width="5.970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846in"/>
    </style:style>
    <style:style style:name="co5" style:family="table-column">
      <style:table-column-properties fo:break-before="auto" style:column-width="1.6827in"/>
    </style:style>
    <style:style style:name="co6" style:family="table-column">
      <style:table-column-properties fo:break-before="auto" style:column-width="0.9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1" number:automatic-order="true">
      <number:month number:style="long" number:textual="true"/>
      <number:text> </number:text>
      <number:day/>
      <number:text>, </number:text>
      <number:year number:style="long"/>
    </number:date-style>
    <number:date-style style:name="N74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style:style style:name="ce1" style:family="table-cell" style:parent-style-name="Default" style:data-style-name="N41"/>
    <style:style style:name="ce2" style:family="table-cell" style:parent-style-name="Default" style:data-style-name="N74"/>
  </office:automatic-styles>
  <office:body>
    <office:spreadsheet>
      <table:calculation-settings table:automatic-find-labels="false" table:use-regular-expressions="false" table:use-wildcards="true" table:null-year="1950"/>
      <table:table table:name="Backuptables(March2026)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chema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NumRows</text:p>
          </table:table-cell>
          <table:table-cell office:value-type="string" calcext:value-type="string">
            <text:p>Total_GB</text:p>
          </table:table-cell>
          <table:table-cell office:value-type="string" calcext:value-type="string">
            <text:p>Used_GB</text:p>
          </table:table-cell>
          <table:table-cell office:value-type="string" calcext:value-type="string">
            <text:p>Unused_GB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LastModified</text:p>
          </table:table-cell>
          <table:table-cell office:value-type="string" calcext:value-type="string">
            <text:p>LastRead</text:p>
          </table:table-cell>
          <table:table-cell office:value-type="string" calcext:value-type="string">
            <text:p>LastScan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INVOICE_24032026_1</text:p>
          </table:table-cell>
          <table:table-cell office:value-type="float" office:value="6232497" calcext:value-type="float">
            <text:p>6232497</text:p>
          </table:table-cell>
          <table:table-cell table:number-columns-repeated="2" office:value-type="float" office:value="3.95" calcext:value-type="float">
            <text:p>3.95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25T00:52:00.067" calcext:value-type="date">
            <text:p>March 25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INVOICE_18032026_1</text:p>
          </table:table-cell>
          <table:table-cell office:value-type="float" office:value="6200028" calcext:value-type="float">
            <text:p>6200028</text:p>
          </table:table-cell>
          <table:table-cell table:number-columns-repeated="2" office:value-type="float" office:value="3.93" calcext:value-type="float">
            <text:p>3.93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8T21:39:46.577" calcext:value-type="date">
            <text:p>March 18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INVOICE_16032026_2</text:p>
          </table:table-cell>
          <table:table-cell office:value-type="float" office:value="6182129" calcext:value-type="float">
            <text:p>6182129</text:p>
          </table:table-cell>
          <table:table-cell table:number-columns-repeated="2" office:value-type="float" office:value="3.92" calcext:value-type="float">
            <text:p>3.92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6T23:58:26.73" calcext:value-type="date">
            <text:p>March 1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INVOICE_12032026_1</text:p>
          </table:table-cell>
          <table:table-cell office:value-type="float" office:value="6165120" calcext:value-type="float">
            <text:p>6165120</text:p>
          </table:table-cell>
          <table:table-cell office:value-type="float" office:value="3.91" calcext:value-type="float">
            <text:p>3.91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2T22:08:45.837" calcext:value-type="date">
            <text:p>March 1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INVOICE_13032026_1</text:p>
          </table:table-cell>
          <table:table-cell office:value-type="float" office:value="6173162" calcext:value-type="float">
            <text:p>6173162</text:p>
          </table:table-cell>
          <table:table-cell table:number-columns-repeated="2" office:value-type="float" office:value="3.91" calcext:value-type="float">
            <text:p>3.9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3T21:44:51.073" calcext:value-type="date">
            <text:p>March 1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INVOICE_11032026_4</text:p>
          </table:table-cell>
          <table:table-cell office:value-type="float" office:value="6150978" calcext:value-type="float">
            <text:p>6150978</text:p>
          </table:table-cell>
          <table:table-cell table:number-columns-repeated="2"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2T00:26:38.57" calcext:value-type="date">
            <text:p>March 1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INVOICE_09032026_1</text:p>
          </table:table-cell>
          <table:table-cell office:value-type="float" office:value="6135498" calcext:value-type="float">
            <text:p>6135498</text:p>
          </table:table-cell>
          <table:table-cell table:number-columns-repeated="2" office:value-type="float" office:value="3.89" calcext:value-type="float">
            <text:p>3.89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0T00:29:53.95" calcext:value-type="date">
            <text:p>March 1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INVOICE_10032026_1</text:p>
          </table:table-cell>
          <table:table-cell office:value-type="float" office:value="6143409" calcext:value-type="float">
            <text:p>6143409</text:p>
          </table:table-cell>
          <table:table-cell table:number-columns-repeated="2" office:value-type="float" office:value="3.89" calcext:value-type="float">
            <text:p>3.89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0T22:46:18.547" calcext:value-type="date">
            <text:p>March 1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INVOICE_10032026_4</text:p>
          </table:table-cell>
          <table:table-cell office:value-type="float" office:value="6143409" calcext:value-type="float">
            <text:p>6143409</text:p>
          </table:table-cell>
          <table:table-cell table:number-columns-repeated="2" office:value-type="float" office:value="3.89" calcext:value-type="float">
            <text:p>3.89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1T02:23:26.633" calcext:value-type="date">
            <text:p>March 1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SETTLEMENT_MST_Feb_2026</text:p>
          </table:table-cell>
          <table:table-cell office:value-type="float" office:value="5025917" calcext:value-type="float">
            <text:p>5025917</text:p>
          </table:table-cell>
          <table:table-cell office:value-type="float" office:value="3.07" calcext:value-type="float">
            <text:p>3.07</text:p>
          </table:table-cell>
          <table:table-cell office:value-type="float" office:value="2.89" calcext:value-type="float">
            <text:p>2.89</text:p>
          </table:table-cell>
          <table:table-cell office:value-type="float" office:value="0.18" calcext:value-type="float">
            <text:p>0.18</text:p>
          </table:table-cell>
          <table:table-cell office:value-type="date" office:date-value="2026-02-16T18:04:52.227" calcext:value-type="date">
            <text:p>February 1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SETTLEMENT_MST_20032026_8</text:p>
          </table:table-cell>
          <table:table-cell office:value-type="float" office:value="5244504" calcext:value-type="float">
            <text:p>5244504</text:p>
          </table:table-cell>
          <table:table-cell table:number-columns-repeated="2" office:value-type="float" office:value="2.99" calcext:value-type="float">
            <text:p>2.99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20T21:10:35.81" calcext:value-type="date">
            <text:p>March 2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SETTLEMENT_MST_23032026_2</text:p>
          </table:table-cell>
          <table:table-cell office:value-type="float" office:value="5255913" calcext:value-type="float">
            <text:p>5255913</text:p>
          </table:table-cell>
          <table:table-cell table:number-columns-repeated="2" office:value-type="float" office:value="2.99" calcext:value-type="float">
            <text:p>2.99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23T22:31:41.333" calcext:value-type="date">
            <text:p>March 2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FCT_PART_SETTLEMENT_MST_18032026_2</text:p>
          </table:table-cell>
          <table:table-cell office:value-type="float" office:value="5230270" calcext:value-type="float">
            <text:p>5230270</text:p>
          </table:table-cell>
          <table:table-cell table:number-columns-repeated="2" office:value-type="float" office:value="2.98" calcext:value-type="float">
            <text:p>2.98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8T21:23:29.423" calcext:value-type="date">
            <text:p>March 18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SETTLEMENT_MST_18032026_8</text:p>
          </table:table-cell>
          <table:table-cell office:value-type="float" office:value="5230532" calcext:value-type="float">
            <text:p>5230532</text:p>
          </table:table-cell>
          <table:table-cell table:number-columns-repeated="2" office:value-type="float" office:value="2.98" calcext:value-type="float">
            <text:p>2.98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8T22:53:05.37" calcext:value-type="date">
            <text:p>March 18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SETTLEMENT_MST_19032026_8</text:p>
          </table:table-cell>
          <table:table-cell office:value-type="float" office:value="5236833" calcext:value-type="float">
            <text:p>5236833</text:p>
          </table:table-cell>
          <table:table-cell table:number-columns-repeated="2" office:value-type="float" office:value="2.98" calcext:value-type="float">
            <text:p>2.98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9T21:49:57.383" calcext:value-type="date">
            <text:p>March 19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SETTLEMENT_MST_16032026_7</text:p>
          </table:table-cell>
          <table:table-cell office:value-type="float" office:value="5210224" calcext:value-type="float">
            <text:p>5210224</text:p>
          </table:table-cell>
          <table:table-cell table:number-columns-repeated="2" office:value-type="float" office:value="2.97" calcext:value-type="float">
            <text:p>2.97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6T22:18:33.897" calcext:value-type="date">
            <text:p>March 1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SETTLEMENT_MST_16032026_8</text:p>
          </table:table-cell>
          <table:table-cell office:value-type="float" office:value="5210224" calcext:value-type="float">
            <text:p>5210224</text:p>
          </table:table-cell>
          <table:table-cell table:number-columns-repeated="2" office:value-type="float" office:value="2.97" calcext:value-type="float">
            <text:p>2.97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6T22:21:00.973" calcext:value-type="date">
            <text:p>March 1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SETTLEMENT_MST_17032026_8</text:p>
          </table:table-cell>
          <table:table-cell office:value-type="float" office:value="5219471" calcext:value-type="float">
            <text:p>5219471</text:p>
          </table:table-cell>
          <table:table-cell table:number-columns-repeated="2" office:value-type="float" office:value="2.97" calcext:value-type="float">
            <text:p>2.97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7T22:49:26.687" calcext:value-type="date">
            <text:p>March 1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SETTLEMENT_MST_13032026_1</text:p>
          </table:table-cell>
          <table:table-cell office:value-type="float" office:value="5200535" calcext:value-type="float">
            <text:p>5200535</text:p>
          </table:table-cell>
          <table:table-cell table:number-columns-repeated="2" office:value-type="float" office:value="2.96" calcext:value-type="float">
            <text:p>2.96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3T21:53:16.49" calcext:value-type="date">
            <text:p>March 1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SETTLEMENT_MST_13032026_2</text:p>
          </table:table-cell>
          <table:table-cell office:value-type="float" office:value="5200550" calcext:value-type="float">
            <text:p>5200550</text:p>
          </table:table-cell>
          <table:table-cell table:number-columns-repeated="2" office:value-type="float" office:value="2.96" calcext:value-type="float">
            <text:p>2.96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3T23:41:00.11" calcext:value-type="date">
            <text:p>March 1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SETTLEMENT_MST_13032026_6</text:p>
          </table:table-cell>
          <table:table-cell office:value-type="float" office:value="5200550" calcext:value-type="float">
            <text:p>5200550</text:p>
          </table:table-cell>
          <table:table-cell table:number-columns-repeated="2" office:value-type="float" office:value="2.96" calcext:value-type="float">
            <text:p>2.96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4T01:44:37.18" calcext:value-type="date">
            <text:p>March 1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SETTLEMENT_MST_13032026_7</text:p>
          </table:table-cell>
          <table:table-cell office:value-type="float" office:value="5200550" calcext:value-type="float">
            <text:p>5200550</text:p>
          </table:table-cell>
          <table:table-cell table:number-columns-repeated="2" office:value-type="float" office:value="2.96" calcext:value-type="float">
            <text:p>2.96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4T01:46:32.21" calcext:value-type="date">
            <text:p>March 1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SETTLEMENT_MST_13Mar2026</text:p>
          </table:table-cell>
          <table:table-cell office:value-type="float" office:value="5200295" calcext:value-type="float">
            <text:p>5200295</text:p>
          </table:table-cell>
          <table:table-cell table:number-columns-repeated="2" office:value-type="float" office:value="2.96" calcext:value-type="float">
            <text:p>2.96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3T20:44:55.44" calcext:value-type="date">
            <text:p>March 1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SETTLEMENT_MST_13Mar2026_1</text:p>
          </table:table-cell>
          <table:table-cell office:value-type="float" office:value="5200550" calcext:value-type="float">
            <text:p>5200550</text:p>
          </table:table-cell>
          <table:table-cell table:number-columns-repeated="2" office:value-type="float" office:value="2.96" calcext:value-type="float">
            <text:p>2.96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3T22:36:56.273" calcext:value-type="date">
            <text:p>March 1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SETTLEMENT_MST_14032026_1</text:p>
          </table:table-cell>
          <table:table-cell office:value-type="float" office:value="5202941" calcext:value-type="float">
            <text:p>5202941</text:p>
          </table:table-cell>
          <table:table-cell table:number-columns-repeated="2" office:value-type="float" office:value="2.96" calcext:value-type="float">
            <text:p>2.96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4T06:09:02.393" calcext:value-type="date">
            <text:p>March 1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SETTLEMENT_MST_10032026_1</text:p>
          </table:table-cell>
          <table:table-cell office:value-type="float" office:value="5177771" calcext:value-type="float">
            <text:p>5177771</text:p>
          </table:table-cell>
          <table:table-cell table:number-columns-repeated="2" office:value-type="float" office:value="2.95" calcext:value-type="float">
            <text:p>2.95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1T02:28:24.74" calcext:value-type="date">
            <text:p>March 1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SETTLEMENT_MST_11032026_1</text:p>
          </table:table-cell>
          <table:table-cell office:value-type="float" office:value="5183752" calcext:value-type="float">
            <text:p>5183752</text:p>
          </table:table-cell>
          <table:table-cell table:number-columns-repeated="2" office:value-type="float" office:value="2.95" calcext:value-type="float">
            <text:p>2.95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2T00:31:41.4" calcext:value-type="date">
            <text:p>March 1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SETTLEMENT_MST_11032026_2</text:p>
          </table:table-cell>
          <table:table-cell office:value-type="float" office:value="5183752" calcext:value-type="float">
            <text:p>5183752</text:p>
          </table:table-cell>
          <table:table-cell table:number-columns-repeated="2" office:value-type="float" office:value="2.95" calcext:value-type="float">
            <text:p>2.95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1T22:54:36.453" calcext:value-type="date">
            <text:p>March 1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SETTLEMENT_MST_12032026_1</text:p>
          </table:table-cell>
          <table:table-cell office:value-type="float" office:value="5185488" calcext:value-type="float">
            <text:p>5185488</text:p>
          </table:table-cell>
          <table:table-cell table:number-columns-repeated="2" office:value-type="float" office:value="2.95" calcext:value-type="float">
            <text:p>2.95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2T03:06:04.05" calcext:value-type="date">
            <text:p>March 1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SETTLEMENT_MST_09032026_1</text:p>
          </table:table-cell>
          <table:table-cell office:value-type="float" office:value="5168284" calcext:value-type="float">
            <text:p>5168284</text:p>
          </table:table-cell>
          <table:table-cell table:number-columns-repeated="2" office:value-type="float" office:value="2.94" calcext:value-type="float">
            <text:p>2.94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0T00:33:57.453" calcext:value-type="date">
            <text:p>March 1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FCT_SETTLEMENT_MST_18032026_2</text:p>
          </table:table-cell>
          <table:table-cell office:value-type="float" office:value="5126073" calcext:value-type="float">
            <text:p>5126073</text:p>
          </table:table-cell>
          <table:table-cell table:number-columns-repeated="2" office:value-type="float" office:value="2.65" calcext:value-type="float">
            <text:p>2.65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8T21:20:17.72" calcext:value-type="date">
            <text:p>March 18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SETTLEMENT_MST_14032026_1</text:p>
          </table:table-cell>
          <table:table-cell office:value-type="float" office:value="5099528" calcext:value-type="float">
            <text:p>5099528</text:p>
          </table:table-cell>
          <table:table-cell table:number-columns-repeated="2" office:value-type="float" office:value="2.64" calcext:value-type="float">
            <text:p>2.64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4T06:07:59.94" calcext:value-type="date">
            <text:p>March 1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SETTLEMENT_MST_Feb_2026</text:p>
          </table:table-cell>
          <table:table-cell office:value-type="float" office:value="4927992" calcext:value-type="float">
            <text:p>4927992</text:p>
          </table:table-cell>
          <table:table-cell office:value-type="float" office:value="2.64" calcext:value-type="float">
            <text:p>2.64</text:p>
          </table:table-cell>
          <table:table-cell office:value-type="float" office:value="2.56" calcext:value-type="float">
            <text:p>2.56</text:p>
          </table:table-cell>
          <table:table-cell office:value-type="float" office:value="0.08" calcext:value-type="float">
            <text:p>0.08</text:p>
          </table:table-cell>
          <table:table-cell office:value-type="date" office:date-value="2026-02-16T18:14:34.79" calcext:value-type="date">
            <text:p>February 1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SETTLEMENT_MST_11032026_1</text:p>
          </table:table-cell>
          <table:table-cell office:value-type="float" office:value="5080943" calcext:value-type="float">
            <text:p>5080943</text:p>
          </table:table-cell>
          <table:table-cell table:number-columns-repeated="2" office:value-type="float" office:value="2.63" calcext:value-type="float">
            <text:p>2.63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2T00:30:35.27" calcext:value-type="date">
            <text:p>March 1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SETTLEMENT_MST_12032026_1</text:p>
          </table:table-cell>
          <table:table-cell office:value-type="float" office:value="5082623" calcext:value-type="float">
            <text:p>5082623</text:p>
          </table:table-cell>
          <table:table-cell table:number-columns-repeated="2" office:value-type="float" office:value="2.63" calcext:value-type="float">
            <text:p>2.63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2T03:05:03.417" calcext:value-type="date">
            <text:p>March 1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SETTLEMENT_MST_13032026_1</text:p>
          </table:table-cell>
          <table:table-cell office:value-type="float" office:value="5097149" calcext:value-type="float">
            <text:p>5097149</text:p>
          </table:table-cell>
          <table:table-cell table:number-columns-repeated="2" office:value-type="float" office:value="2.63" calcext:value-type="float">
            <text:p>2.63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3T21:46:33.6" calcext:value-type="date">
            <text:p>March 1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SETTLEMENT_MST_13Mar2026</text:p>
          </table:table-cell>
          <table:table-cell office:value-type="float" office:value="5096986" calcext:value-type="float">
            <text:p>5096986</text:p>
          </table:table-cell>
          <table:table-cell table:number-columns-repeated="2" office:value-type="float" office:value="2.63" calcext:value-type="float">
            <text:p>2.63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3T21:04:27.093" calcext:value-type="date">
            <text:p>March 1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SETTLEMENT_MST_13Mar2026_1</text:p>
          </table:table-cell>
          <table:table-cell office:value-type="float" office:value="5097176" calcext:value-type="float">
            <text:p>5097176</text:p>
          </table:table-cell>
          <table:table-cell table:number-columns-repeated="2" office:value-type="float" office:value="2.63" calcext:value-type="float">
            <text:p>2.63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3T22:40:10.747" calcext:value-type="date">
            <text:p>March 1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SETTLEMENT_MST_09032026_1</text:p>
          </table:table-cell>
          <table:table-cell office:value-type="float" office:value="5065923" calcext:value-type="float">
            <text:p>5065923</text:p>
          </table:table-cell>
          <table:table-cell table:number-columns-repeated="2" office:value-type="float" office:value="2.62" calcext:value-type="float">
            <text:p>2.62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0T00:31:17.353" calcext:value-type="date">
            <text:p>March 1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SETTLEMENT_MST_10032026_1</text:p>
          </table:table-cell>
          <table:table-cell office:value-type="float" office:value="5075129" calcext:value-type="float">
            <text:p>5075129</text:p>
          </table:table-cell>
          <table:table-cell table:number-columns-repeated="2" office:value-type="float" office:value="2.62" calcext:value-type="float">
            <text:p>2.62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1T02:27:26.3" calcext:value-type="date">
            <text:p>March 1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FCT_NACH_FILE_RECORD_DETAILS_18032026_2</text:p>
          </table:table-cell>
          <table:table-cell office:value-type="float" office:value="7147573" calcext:value-type="float">
            <text:p>7147573</text:p>
          </table:table-cell>
          <table:table-cell table:number-columns-repeated="2" office:value-type="float" office:value="2.47" calcext:value-type="float">
            <text:p>2.47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8T21:25:16.437" calcext:value-type="date">
            <text:p>March 18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NACH_FILE_RECORD_DETAILS_14032026_1</text:p>
          </table:table-cell>
          <table:table-cell office:value-type="float" office:value="7121402" calcext:value-type="float">
            <text:p>7121402</text:p>
          </table:table-cell>
          <table:table-cell table:number-columns-repeated="2" office:value-type="float" office:value="2.46" calcext:value-type="float">
            <text:p>2.46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4T06:10:31.417" calcext:value-type="date">
            <text:p>March 1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NACH_FILE_RECORD_DETAILS_12032026_1</text:p>
          </table:table-cell>
          <table:table-cell office:value-type="float" office:value="7095757" calcext:value-type="float">
            <text:p>7095757</text:p>
          </table:table-cell>
          <table:table-cell table:number-columns-repeated="2" office:value-type="float" office:value="2.45" calcext:value-type="float">
            <text:p>2.45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2T03:08:47.217" calcext:value-type="date">
            <text:p>March 1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NACH_FILE_RECORD_DETAILS_13Mar2026</text:p>
          </table:table-cell>
          <table:table-cell office:value-type="float" office:value="7109066" calcext:value-type="float">
            <text:p>7109066</text:p>
          </table:table-cell>
          <table:table-cell table:number-columns-repeated="2" office:value-type="float" office:value="2.45" calcext:value-type="float">
            <text:p>2.45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3T20:46:05.05" calcext:value-type="date">
            <text:p>March 1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NACH_FILE_RECORD_DETAILS_13Mar2026_1</text:p>
          </table:table-cell>
          <table:table-cell office:value-type="float" office:value="7109066" calcext:value-type="float">
            <text:p>7109066</text:p>
          </table:table-cell>
          <table:table-cell table:number-columns-repeated="2" office:value-type="float" office:value="2.45" calcext:value-type="float">
            <text:p>2.45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3T22:39:07.893" calcext:value-type="date">
            <text:p>March 1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24032026_11</text:p>
          </table:table-cell>
          <table:table-cell office:value-type="float" office:value="1423513" calcext:value-type="float">
            <text:p>1423513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25T00:51:28.347" calcext:value-type="date">
            <text:p>March 25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18032026_</text:p>
          </table:table-cell>
          <table:table-cell office:value-type="float" office:value="1413483" calcext:value-type="float">
            <text:p>1413483</text:p>
          </table:table-cell>
          <table:table-cell table:number-columns-repeated="2" office:value-type="float" office:value="2.09" calcext:value-type="float">
            <text:p>2.09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8T21:39:10.32" calcext:value-type="date">
            <text:p>March 18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RCT_FACTORING_UNIT_BATCH_18032026_2</text:p>
          </table:table-cell>
          <table:table-cell office:value-type="float" office:value="1413480" calcext:value-type="float">
            <text:p>1413480</text:p>
          </table:table-cell>
          <table:table-cell table:number-columns-repeated="2" office:value-type="float" office:value="2.09" calcext:value-type="float">
            <text:p>2.09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8T21:19:29.037" calcext:value-type="date">
            <text:p>March 18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19032026_3</text:p>
          </table:table-cell>
          <table:table-cell office:value-type="float" office:value="1413489" calcext:value-type="float">
            <text:p>1413489</text:p>
          </table:table-cell>
          <table:table-cell table:number-columns-repeated="2" office:value-type="float" office:value="2.09" calcext:value-type="float">
            <text:p>2.09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9T03:18:54.48" calcext:value-type="date">
            <text:p>March 19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16032026_1</text:p>
          </table:table-cell>
          <table:table-cell office:value-type="float" office:value="1407960" calcext:value-type="float">
            <text:p>1407960</text:p>
          </table:table-cell>
          <table:table-cell table:number-columns-repeated="2" office:value-type="float" office:value="2.08" calcext:value-type="float">
            <text:p>2.08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6T23:57:18.21" calcext:value-type="date">
            <text:p>March 1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11032026_3</text:p>
          </table:table-cell>
          <table:table-cell office:value-type="float" office:value="1400205" calcext:value-type="float">
            <text:p>1400205</text:p>
          </table:table-cell>
          <table:table-cell table:number-columns-repeated="2" office:value-type="float" office:value="2.07" calcext:value-type="float">
            <text:p>2.07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2T00:25:58.083" calcext:value-type="date">
            <text:p>March 1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12032026_</text:p>
          </table:table-cell>
          <table:table-cell office:value-type="float" office:value="1403141" calcext:value-type="float">
            <text:p>1403141</text:p>
          </table:table-cell>
          <table:table-cell table:number-columns-repeated="2" office:value-type="float" office:value="2.07" calcext:value-type="float">
            <text:p>2.07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2T22:08:02.923" calcext:value-type="date">
            <text:p>March 1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13032026_1</text:p>
          </table:table-cell>
          <table:table-cell office:value-type="float" office:value="1405298" calcext:value-type="float">
            <text:p>1405298</text:p>
          </table:table-cell>
          <table:table-cell table:number-columns-repeated="2" office:value-type="float" office:value="2.07" calcext:value-type="float">
            <text:p>2.07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3T21:44:08.677" calcext:value-type="date">
            <text:p>March 1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09032026_1</text:p>
          </table:table-cell>
          <table:table-cell office:value-type="float" office:value="1395957" calcext:value-type="float">
            <text:p>1395957</text:p>
          </table:table-cell>
          <table:table-cell table:number-columns-repeated="2" office:value-type="float" office:value="2.06" calcext:value-type="float">
            <text:p>2.06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0T00:29:15.76" calcext:value-type="date">
            <text:p>March 1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10032026_</text:p>
          </table:table-cell>
          <table:table-cell office:value-type="float" office:value="1398228" calcext:value-type="float">
            <text:p>1398228</text:p>
          </table:table-cell>
          <table:table-cell table:number-columns-repeated="2" office:value-type="float" office:value="2.06" calcext:value-type="float">
            <text:p>2.06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0T22:45:50.777" calcext:value-type="date">
            <text:p>March 1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10032026_3</text:p>
          </table:table-cell>
          <table:table-cell office:value-type="float" office:value="1398228" calcext:value-type="float">
            <text:p>1398228</text:p>
          </table:table-cell>
          <table:table-cell table:number-columns-repeated="2" office:value-type="float" office:value="2.06" calcext:value-type="float">
            <text:p>2.06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1T02:21:54.507" calcext:value-type="date">
            <text:p>March 1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278</text:p>
          </table:table-cell>
          <table:table-cell office:value-type="string" calcext:value-type="string">
            <text:p>RCT_FACTORING_UNIT_BATCH_05032026</text:p>
          </table:table-cell>
          <table:table-cell office:value-type="float" office:value="1390145" calcext:value-type="float">
            <text:p>1390145</text:p>
          </table:table-cell>
          <table:table-cell table:number-columns-repeated="2" office:value-type="float" office:value="2.05" calcext:value-type="float">
            <text:p>2.05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05T19:12:47.57" calcext:value-type="date">
            <text:p>March 5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CHARGE_CALC_DETAILS_23032026_2</text:p>
          </table:table-cell>
          <table:table-cell office:value-type="float" office:value="1493507" calcext:value-type="float">
            <text:p>1493507</text:p>
          </table:table-cell>
          <table:table-cell table:number-columns-repeated="2"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23T22:32:42.417" calcext:value-type="date">
            <text:p>March 2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CHARGE_CALC_DETAILS_24032026_2</text:p>
          </table:table-cell>
          <table:table-cell office:value-type="float" office:value="1496277" calcext:value-type="float">
            <text:p>1496277</text:p>
          </table:table-cell>
          <table:table-cell table:number-columns-repeated="2"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24T23:15:21.18" calcext:value-type="date">
            <text:p>March 2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CHARGE_CALC_DETAILS_25032026_2</text:p>
          </table:table-cell>
          <table:table-cell office:value-type="float" office:value="1498955" calcext:value-type="float">
            <text:p>1498955</text:p>
          </table:table-cell>
          <table:table-cell table:number-columns-repeated="2"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25T23:15:41.577" calcext:value-type="date">
            <text:p>March 25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CHARGE_CALC_DETAILS_26032026_2</text:p>
          </table:table-cell>
          <table:table-cell office:value-type="float" office:value="1500817" calcext:value-type="float">
            <text:p>1500817</text:p>
          </table:table-cell>
          <table:table-cell table:number-columns-repeated="2"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26T21:38:20.627" calcext:value-type="date">
            <text:p>March 2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CHARGE_CALC_DETAILS_27032026_2</text:p>
          </table:table-cell>
          <table:table-cell office:value-type="float" office:value="1503390" calcext:value-type="float">
            <text:p>1503390</text:p>
          </table:table-cell>
          <table:table-cell table:number-columns-repeated="2"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27T22:46:54.98" calcext:value-type="date">
            <text:p>March 2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CHARGE_CALC_DETAILS_11032026_1</text:p>
          </table:table-cell>
          <table:table-cell office:value-type="float" office:value="1474443" calcext:value-type="float">
            <text:p>1474443</text:p>
          </table:table-cell>
          <table:table-cell table:number-columns-repeated="2" office:value-type="float" office:value="0.81" calcext:value-type="float">
            <text:p>0.8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1T22:55:21.253" calcext:value-type="date">
            <text:p>March 1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CHARGE_CALC_DETAILS_11032026_11</text:p>
          </table:table-cell>
          <table:table-cell office:value-type="float" office:value="1474443" calcext:value-type="float">
            <text:p>1474443</text:p>
          </table:table-cell>
          <table:table-cell table:number-columns-repeated="2" office:value-type="float" office:value="0.81" calcext:value-type="float">
            <text:p>0.8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2T00:38:22.963" calcext:value-type="date">
            <text:p>March 1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CHARGE_CALC_DETAILS_13032026_1</text:p>
          </table:table-cell>
          <table:table-cell office:value-type="float" office:value="1478761" calcext:value-type="float">
            <text:p>1478761</text:p>
          </table:table-cell>
          <table:table-cell table:number-columns-repeated="2" office:value-type="float" office:value="0.81" calcext:value-type="float">
            <text:p>0.8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3T21:55:27.06" calcext:value-type="date">
            <text:p>March 1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CHARGE_CALC_DETAILS_13032026_3</text:p>
          </table:table-cell>
          <table:table-cell office:value-type="float" office:value="1478766" calcext:value-type="float">
            <text:p>1478766</text:p>
          </table:table-cell>
          <table:table-cell table:number-columns-repeated="2" office:value-type="float" office:value="0.81" calcext:value-type="float">
            <text:p>0.8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3T23:43:16.713" calcext:value-type="date">
            <text:p>March 1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CHARGE_CALC_DETAILS_13032026_6</text:p>
          </table:table-cell>
          <table:table-cell office:value-type="float" office:value="1478766" calcext:value-type="float">
            <text:p>1478766</text:p>
          </table:table-cell>
          <table:table-cell table:number-columns-repeated="2" office:value-type="float" office:value="0.81" calcext:value-type="float">
            <text:p>0.8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4T01:45:25.973" calcext:value-type="date">
            <text:p>March 1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CHARGE_CALC_DETAILS_13032026_7</text:p>
          </table:table-cell>
          <table:table-cell office:value-type="float" office:value="1478766" calcext:value-type="float">
            <text:p>1478766</text:p>
          </table:table-cell>
          <table:table-cell table:number-columns-repeated="2" office:value-type="float" office:value="0.81" calcext:value-type="float">
            <text:p>0.8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4T01:47:29.66" calcext:value-type="date">
            <text:p>March 1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CHARGE_CALC_DETAILS_16032026_7</text:p>
          </table:table-cell>
          <table:table-cell office:value-type="float" office:value="1481224" calcext:value-type="float">
            <text:p>1481224</text:p>
          </table:table-cell>
          <table:table-cell table:number-columns-repeated="2" office:value-type="float" office:value="0.81" calcext:value-type="float">
            <text:p>0.8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6T22:19:54.68" calcext:value-type="date">
            <text:p>March 1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CHARGE_CALC_DETAILS_16032026_8</text:p>
          </table:table-cell>
          <table:table-cell office:value-type="float" office:value="1481224" calcext:value-type="float">
            <text:p>1481224</text:p>
          </table:table-cell>
          <table:table-cell table:number-columns-repeated="2" office:value-type="float" office:value="0.81" calcext:value-type="float">
            <text:p>0.8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7T00:20:36.687" calcext:value-type="date">
            <text:p>March 1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CHARGE_CALC_DETAILS_17032026_8</text:p>
          </table:table-cell>
          <table:table-cell office:value-type="float" office:value="1483760" calcext:value-type="float">
            <text:p>1483760</text:p>
          </table:table-cell>
          <table:table-cell table:number-columns-repeated="2" office:value-type="float" office:value="0.81" calcext:value-type="float">
            <text:p>0.8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7T22:50:41.433" calcext:value-type="date">
            <text:p>March 1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CHARGE_CALC_DETAILS_18032026_8</text:p>
          </table:table-cell>
          <table:table-cell office:value-type="float" office:value="1486825" calcext:value-type="float">
            <text:p>1486825</text:p>
          </table:table-cell>
          <table:table-cell table:number-columns-repeated="2" office:value-type="float" office:value="0.81" calcext:value-type="float">
            <text:p>0.8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8T22:54:21.993" calcext:value-type="date">
            <text:p>March 18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CHARGE_CALC_DETAILS_19032026_8</text:p>
          </table:table-cell>
          <table:table-cell office:value-type="float" office:value="1488221" calcext:value-type="float">
            <text:p>1488221</text:p>
          </table:table-cell>
          <table:table-cell table:number-columns-repeated="2" office:value-type="float" office:value="0.81" calcext:value-type="float">
            <text:p>0.8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9T21:52:22.52" calcext:value-type="date">
            <text:p>March 19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CHARGE_CALC_DETAILS_20032026_8</text:p>
          </table:table-cell>
          <table:table-cell office:value-type="float" office:value="1490559" calcext:value-type="float">
            <text:p>1490559</text:p>
          </table:table-cell>
          <table:table-cell table:number-columns-repeated="2" office:value-type="float" office:value="0.81" calcext:value-type="float">
            <text:p>0.8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20T21:13:53.077" calcext:value-type="date">
            <text:p>March 2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CHARGE_CALC_DETAILS_09032026_1</text:p>
          </table:table-cell>
          <table:table-cell office:value-type="float" office:value="1470383" calcext:value-type="float">
            <text:p>1470383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0T00:38:01.357" calcext:value-type="date">
            <text:p>March 1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CHARGE_CALC_DETAILS_10032026_11</text:p>
          </table:table-cell>
          <table:table-cell office:value-type="float" office:value="1472419" calcext:value-type="float">
            <text:p>1472419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1T02:32:47.19" calcext:value-type="date">
            <text:p>March 1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CHARGE_CALC_DETAILS_10032026_1</text:p>
          </table:table-cell>
          <table:table-cell office:value-type="float" office:value="1444601" calcext:value-type="float">
            <text:p>1444601</text:p>
          </table:table-cell>
          <table:table-cell table:number-columns-repeated="2"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1T02:29:57.69" calcext:value-type="date">
            <text:p>March 1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CHARGE_CALC_DETAILS_10032026_11</text:p>
          </table:table-cell>
          <table:table-cell office:value-type="float" office:value="1444601" calcext:value-type="float">
            <text:p>1444601</text:p>
          </table:table-cell>
          <table:table-cell office:value-type="float" office:value="0.74" calcext:value-type="float">
            <text:p>0.74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1T02:31:11.41" calcext:value-type="date">
            <text:p>March 1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CHARGE_CALC_DETAILS_11032026_1</text:p>
          </table:table-cell>
          <table:table-cell office:value-type="float" office:value="1446580" calcext:value-type="float">
            <text:p>1446580</text:p>
          </table:table-cell>
          <table:table-cell table:number-columns-repeated="2"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2T00:33:05.587" calcext:value-type="date">
            <text:p>March 1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CHARGE_CALC_DETAILS_11032026_11</text:p>
          </table:table-cell>
          <table:table-cell office:value-type="float" office:value="1446580" calcext:value-type="float">
            <text:p>1446580</text:p>
          </table:table-cell>
          <table:table-cell table:number-columns-repeated="2"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2T00:36:23.907" calcext:value-type="date">
            <text:p>March 1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CHARGE_CALC_DETAILS_13032026_1</text:p>
          </table:table-cell>
          <table:table-cell office:value-type="float" office:value="1450752" calcext:value-type="float">
            <text:p>1450752</text:p>
          </table:table-cell>
          <table:table-cell table:number-columns-repeated="2"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3T21:48:54.94" calcext:value-type="date">
            <text:p>March 1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CHARGE_CALC_DETAILS_09032026_1</text:p>
          </table:table-cell>
          <table:table-cell office:value-type="float" office:value="1442620" calcext:value-type="float">
            <text:p>1442620</text:p>
          </table:table-cell>
          <table:table-cell table:number-columns-repeated="2"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0T00:32:43.857" calcext:value-type="date">
            <text:p>March 1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EBID_FACTORING_UNIT_19032026_2</text:p>
          </table:table-cell>
          <table:table-cell office:value-type="float" office:value="1321592" calcext:value-type="float">
            <text:p>1321592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9T03:18:30.407" calcext:value-type="date">
            <text:p>March 19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REAREND_CHARGE_CALC_DETAILS_25032026_2</text:p>
          </table:table-cell>
          <table:table-cell office:value-type="float" office:value="1120817" calcext:value-type="float">
            <text:p>1120817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25T23:15:59.907" calcext:value-type="date">
            <text:p>March 25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REAREND_CHARGE_CALC_DETAILS_26032026_2</text:p>
          </table:table-cell>
          <table:table-cell office:value-type="float" office:value="1122430" calcext:value-type="float">
            <text:p>1122430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26T21:39:30.987" calcext:value-type="date">
            <text:p>March 2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REAREND_CHARGE_CALC_DETAILS_27032026_2</text:p>
          </table:table-cell>
          <table:table-cell office:value-type="float" office:value="1124914" calcext:value-type="float">
            <text:p>1124914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27T22:47:42.6" calcext:value-type="date">
            <text:p>March 2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EBID_FACTORING_UNIT_10032026_1</text:p>
          </table:table-cell>
          <table:table-cell office:value-type="float" office:value="1307410" calcext:value-type="float">
            <text:p>1307410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1T02:26:43.46" calcext:value-type="date">
            <text:p>March 1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EBID_FACTORING_UNIT_11032026_1</text:p>
          </table:table-cell>
          <table:table-cell office:value-type="float" office:value="1309354" calcext:value-type="float">
            <text:p>1309354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2T00:29:49.427" calcext:value-type="date">
            <text:p>March 1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REAREND_CHARGE_CALC_DETAILS_13032026_1</text:p>
          </table:table-cell>
          <table:table-cell office:value-type="float" office:value="1101575" calcext:value-type="float">
            <text:p>1101575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3T21:55:51.16" calcext:value-type="date">
            <text:p>March 1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REAREND_CHARGE_CALC_DETAILS_13032026_3</text:p>
          </table:table-cell>
          <table:table-cell office:value-type="float" office:value="1101580" calcext:value-type="float">
            <text:p>1101580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3T23:43:31.217" calcext:value-type="date">
            <text:p>March 1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REAREND_CHARGE_CALC_DETAILS_13032026_7</text:p>
          </table:table-cell>
          <table:table-cell office:value-type="float" office:value="1101580" calcext:value-type="float">
            <text:p>1101580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4T01:48:30.817" calcext:value-type="date">
            <text:p>March 1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REAREND_CHARGE_CALC_DETAILS_16032026_8</text:p>
          </table:table-cell>
          <table:table-cell office:value-type="float" office:value="1103928" calcext:value-type="float">
            <text:p>1103928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7T00:20:55.573" calcext:value-type="date">
            <text:p>March 1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REAREND_CHARGE_CALC_DETAILS_17032026_8</text:p>
          </table:table-cell>
          <table:table-cell office:value-type="float" office:value="1106406" calcext:value-type="float">
            <text:p>1106406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7T22:53:07.99" calcext:value-type="date">
            <text:p>March 1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REAREND_CHARGE_CALC_DETAILS_18032026_8</text:p>
          </table:table-cell>
          <table:table-cell office:value-type="float" office:value="1109363" calcext:value-type="float">
            <text:p>1109363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8T22:55:02.22" calcext:value-type="date">
            <text:p>March 18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REAREND_CHARGE_CALC_DETAILS_19032026_8</text:p>
          </table:table-cell>
          <table:table-cell office:value-type="float" office:value="1110568" calcext:value-type="float">
            <text:p>1110568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9T21:53:35.903" calcext:value-type="date">
            <text:p>March 19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REAREND_CHARGE_CALC_DETAILS_20032026_8</text:p>
          </table:table-cell>
          <table:table-cell office:value-type="float" office:value="1112861" calcext:value-type="float">
            <text:p>1112861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20T21:14:34.447" calcext:value-type="date">
            <text:p>March 2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REAREND_CHARGE_CALC_DETAILS_23032026_2</text:p>
          </table:table-cell>
          <table:table-cell office:value-type="float" office:value="1115683" calcext:value-type="float">
            <text:p>1115683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23T22:34:58.82" calcext:value-type="date">
            <text:p>March 2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REAREND_CHARGE_CALC_DETAILS_24032026_2</text:p>
          </table:table-cell>
          <table:table-cell office:value-type="float" office:value="1118270" calcext:value-type="float">
            <text:p>1118270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24T23:15:52.407" calcext:value-type="date">
            <text:p>March 2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INTEREST_CALC_DETAILS_20032026_8</text:p>
          </table:table-cell>
          <table:table-cell office:value-type="float" office:value="1322854" calcext:value-type="float">
            <text:p>1322854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20T21:14:23.027" calcext:value-type="date">
            <text:p>March 2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INTEREST_CALC_DETAILS_23032026_2</text:p>
          </table:table-cell>
          <table:table-cell office:value-type="float" office:value="1325790" calcext:value-type="float">
            <text:p>1325790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23T22:34:27.433" calcext:value-type="date">
            <text:p>March 2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INTEREST_CALC_DETAILS_24032026_2</text:p>
          </table:table-cell>
          <table:table-cell office:value-type="float" office:value="1328539" calcext:value-type="float">
            <text:p>1328539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24T23:15:35.423" calcext:value-type="date">
            <text:p>March 2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INTEREST_CALC_DETAILS_25032026_2</text:p>
          </table:table-cell>
          <table:table-cell office:value-type="float" office:value="1331231" calcext:value-type="float">
            <text:p>1331231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25T23:15:49.547" calcext:value-type="date">
            <text:p>March 25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INTEREST_CALC_DETAILS_26032026_2</text:p>
          </table:table-cell>
          <table:table-cell office:value-type="float" office:value="1333039" calcext:value-type="float">
            <text:p>1333039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26T21:39:20.567" calcext:value-type="date">
            <text:p>March 2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INTEREST_CALC_DETAILS_27032026_2</text:p>
          </table:table-cell>
          <table:table-cell office:value-type="float" office:value="1335674" calcext:value-type="float">
            <text:p>1335674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27T22:47:13.46" calcext:value-type="date">
            <text:p>March 2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REAREND_CHARGE_CALC_DETAILS_09032026_1</text:p>
          </table:table-cell>
          <table:table-cell office:value-type="float" office:value="1093603" calcext:value-type="float">
            <text:p>1093603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0T00:38:15.57" calcext:value-type="date">
            <text:p>March 1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REAREND_CHARGE_CALC_DETAILS_10032026_11</text:p>
          </table:table-cell>
          <table:table-cell office:value-type="float" office:value="1095580" calcext:value-type="float">
            <text:p>1095580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1T02:33:01.11" calcext:value-type="date">
            <text:p>March 1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REAREND_CHARGE_CALC_DETAILS_11032026_1</text:p>
          </table:table-cell>
          <table:table-cell office:value-type="float" office:value="1097524" calcext:value-type="float">
            <text:p>1097524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1T22:55:56.18" calcext:value-type="date">
            <text:p>March 1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REAREND_CHARGE_CALC_DETAILS_11032026_11</text:p>
          </table:table-cell>
          <table:table-cell office:value-type="float" office:value="1097524" calcext:value-type="float">
            <text:p>1097524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2T00:39:08.257" calcext:value-type="date">
            <text:p>March 1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REAREND_CHARGE_CALC_DETAILS_Feb_2026</text:p>
          </table:table-cell>
          <table:table-cell office:value-type="float" office:value="1058507" calcext:value-type="float">
            <text:p>1058507</text:p>
          </table:table-cell>
          <table:table-cell office:value-type="float" office:value="0.61" calcext:value-type="float">
            <text:p>0.61</text:p>
          </table:table-cell>
          <table:table-cell office:value-type="float" office:value="0.6" calcext:value-type="float">
            <text:p>0.6</text:p>
          </table:table-cell>
          <table:table-cell office:value-type="float" office:value="0.02" calcext:value-type="float">
            <text:p>0.02</text:p>
          </table:table-cell>
          <table:table-cell office:value-type="date" office:date-value="2026-02-16T18:04:52.18" calcext:value-type="date">
            <text:p>February 1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INTEREST_CALC_DETAILS_09032026_1</text:p>
          </table:table-cell>
          <table:table-cell office:value-type="float" office:value="1302729" calcext:value-type="float">
            <text:p>1302729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0T00:37:43.75" calcext:value-type="date">
            <text:p>March 1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INTEREST_CALC_DETAILS_10032026_11</text:p>
          </table:table-cell>
          <table:table-cell office:value-type="float" office:value="1304777" calcext:value-type="float">
            <text:p>1304777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1T02:32:53.683" calcext:value-type="date">
            <text:p>March 1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INTEREST_CALC_DETAILS_11032026_1</text:p>
          </table:table-cell>
          <table:table-cell office:value-type="float" office:value="1306790" calcext:value-type="float">
            <text:p>1306790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1T22:55:41.16" calcext:value-type="date">
            <text:p>March 1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INTEREST_CALC_DETAILS_11032026_11</text:p>
          </table:table-cell>
          <table:table-cell office:value-type="float" office:value="1306790" calcext:value-type="float">
            <text:p>1306790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2T00:38:40.91" calcext:value-type="date">
            <text:p>March 1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INTEREST_CALC_DETAILS_13032026_1</text:p>
          </table:table-cell>
          <table:table-cell office:value-type="float" office:value="1311061" calcext:value-type="float">
            <text:p>131106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3T21:55:16.21" calcext:value-type="date">
            <text:p>March 1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INTEREST_CALC_DETAILS_13032026_3</text:p>
          </table:table-cell>
          <table:table-cell office:value-type="float" office:value="1311066" calcext:value-type="float">
            <text:p>1311066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3T23:43:26.03" calcext:value-type="date">
            <text:p>March 1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INTEREST_CALC_DETAILS_13032026_7</text:p>
          </table:table-cell>
          <table:table-cell office:value-type="float" office:value="1311066" calcext:value-type="float">
            <text:p>1311066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4T01:48:04.083" calcext:value-type="date">
            <text:p>March 1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INTEREST_CALC_DETAILS_16032026_8</text:p>
          </table:table-cell>
          <table:table-cell office:value-type="float" office:value="1313517" calcext:value-type="float">
            <text:p>1313517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7T00:20:47.277" calcext:value-type="date">
            <text:p>March 1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INTEREST_CALC_DETAILS_17032026_8</text:p>
          </table:table-cell>
          <table:table-cell office:value-type="float" office:value="1316088" calcext:value-type="float">
            <text:p>1316088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7T22:52:17.19" calcext:value-type="date">
            <text:p>March 1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INTEREST_CALC_DETAILS_18032026_8</text:p>
          </table:table-cell>
          <table:table-cell office:value-type="float" office:value="1319124" calcext:value-type="float">
            <text:p>1319124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8T22:54:49.75" calcext:value-type="date">
            <text:p>March 18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INTEREST_CALC_DETAILS_19032026_8</text:p>
          </table:table-cell>
          <table:table-cell office:value-type="float" office:value="1320465" calcext:value-type="float">
            <text:p>132046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9T21:53:27.81" calcext:value-type="date">
            <text:p>March 19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REAREND_CHARGE_CALC_DETAILS_Feb_2026</text:p>
          </table:table-cell>
          <table:table-cell office:value-type="float" office:value="1034950" calcext:value-type="float">
            <text:p>1034950</text:p>
          </table:table-cell>
          <table:table-cell office:value-type="float" office:value="0.56" calcext:value-type="float">
            <text:p>0.56</text:p>
          </table:table-cell>
          <table:table-cell office:value-type="float" office:value="0.53" calcext:value-type="float">
            <text:p>0.53</text:p>
          </table:table-cell>
          <table:table-cell office:value-type="float" office:value="0.03" calcext:value-type="float">
            <text:p>0.03</text:p>
          </table:table-cell>
          <table:table-cell office:value-type="date" office:date-value="2026-02-16T18:14:34.73" calcext:value-type="date">
            <text:p>February 1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REAREND_CHARGE_CALC_DETAILS_10032026_1</text:p>
          </table:table-cell>
          <table:table-cell office:value-type="float" office:value="1070802" calcext:value-type="float">
            <text:p>1070802</text:p>
          </table:table-cell>
          <table:table-cell office:value-type="float" office:value="0.55" calcext:value-type="float">
            <text:p>0.55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1T02:32:10.137" calcext:value-type="date">
            <text:p>March 1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REAREND_CHARGE_CALC_DETAILS_11032026_1</text:p>
          </table:table-cell>
          <table:table-cell office:value-type="float" office:value="1072684" calcext:value-type="float">
            <text:p>1072684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2T00:38:16.61" calcext:value-type="date">
            <text:p>March 1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REAREND_CHARGE_CALC_DETAILS_13032026_1</text:p>
          </table:table-cell>
          <table:table-cell office:value-type="float" office:value="1076571" calcext:value-type="float">
            <text:p>1076571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3T21:49:35.053" calcext:value-type="date">
            <text:p>March 1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REAREND_CHARGE_CALC_DETAILS_09032026_1</text:p>
          </table:table-cell>
          <table:table-cell office:value-type="float" office:value="1068898" calcext:value-type="float">
            <text:p>1068898</text:p>
          </table:table-cell>
          <table:table-cell table:number-columns-repeated="2"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0T00:33:02.76" calcext:value-type="date">
            <text:p>March 1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INTEREST_CALC_DETAILS_13032026_1</text:p>
          </table:table-cell>
          <table:table-cell office:value-type="float" office:value="1283790" calcext:value-type="float">
            <text:p>1283790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3T21:48:34.85" calcext:value-type="date">
            <text:p>March 1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INTEREST_CALC_DETAILS_09032026_1</text:p>
          </table:table-cell>
          <table:table-cell office:value-type="float" office:value="1275761" calcext:value-type="float">
            <text:p>1275761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0T00:32:26.447" calcext:value-type="date">
            <text:p>March 1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INTEREST_CALC_DETAILS_10032026_11</text:p>
          </table:table-cell>
          <table:table-cell office:value-type="float" office:value="1277736" calcext:value-type="float">
            <text:p>1277736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1T02:31:54.807" calcext:value-type="date">
            <text:p>March 1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INTEREST_CALC_DETAILS_11032026_11</text:p>
          </table:table-cell>
          <table:table-cell office:value-type="float" office:value="1279686" calcext:value-type="float">
            <text:p>1279686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2T00:38:03.6" calcext:value-type="date">
            <text:p>March 1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EBID_BID_18032026_1</text:p>
          </table:table-cell>
          <table:table-cell office:value-type="float" office:value="1270512" calcext:value-type="float">
            <text:p>1270512</text:p>
          </table:table-cell>
          <table:table-cell table:number-columns-repeated="2"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8T21:41:48.093" calcext:value-type="date">
            <text:p>March 18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EBID_BID_24032026_</text:p>
          </table:table-cell>
          <table:table-cell office:value-type="float" office:value="1279190" calcext:value-type="float">
            <text:p>1279190</text:p>
          </table:table-cell>
          <table:table-cell table:number-columns-repeated="2"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25T00:52:11.907" calcext:value-type="date">
            <text:p>March 25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EBID_BID_09032026_1</text:p>
          </table:table-cell>
          <table:table-cell office:value-type="float" office:value="1253133" calcext:value-type="float">
            <text:p>1253133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0T00:33:29.04" calcext:value-type="date">
            <text:p>March 1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EBID_BID_10032026_1</text:p>
          </table:table-cell>
          <table:table-cell office:value-type="float" office:value="1256121" calcext:value-type="float">
            <text:p>1256121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0T22:48:07.603" calcext:value-type="date">
            <text:p>March 1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EBID_BID_10032026_2</text:p>
          </table:table-cell>
          <table:table-cell office:value-type="float" office:value="1256121" calcext:value-type="float">
            <text:p>1256121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1T02:27:08.523" calcext:value-type="date">
            <text:p>March 1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EBID_BID_11032026_2</text:p>
          </table:table-cell>
          <table:table-cell office:value-type="float" office:value="1258223" calcext:value-type="float">
            <text:p>1258223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2T00:30:18.84" calcext:value-type="date">
            <text:p>March 1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EBID_BID_12032026_1</text:p>
          </table:table-cell>
          <table:table-cell office:value-type="float" office:value="1260663" calcext:value-type="float">
            <text:p>1260663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2T22:10:40.807" calcext:value-type="date">
            <text:p>March 1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EBID_BID_13032026_1</text:p>
          </table:table-cell>
          <table:table-cell office:value-type="float" office:value="1262134" calcext:value-type="float">
            <text:p>1262134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3T21:50:14.497" calcext:value-type="date">
            <text:p>March 1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EBID_BID_16032026_1</text:p>
          </table:table-cell>
          <table:table-cell office:value-type="float" office:value="1264066" calcext:value-type="float">
            <text:p>1264066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6T23:58:53.62" calcext:value-type="date">
            <text:p>March 1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BUYER_SELLER_17032026</text:p>
          </table:table-cell>
          <table:table-cell office:value-type="float" office:value="65240" calcext:value-type="float">
            <text:p>65240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7T12:17:13.77" calcext:value-type="date">
            <text:p>March 1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BUYER_SELLER_STG_17032026</text:p>
          </table:table-cell>
          <table:table-cell office:value-type="float" office:value="65240" calcext:value-type="float">
            <text:p>65240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7T12:17:14.507" calcext:value-type="date">
            <text:p>March 1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COMMON_ENTITY_04032026</text:p>
          </table:table-cell>
          <table:table-cell office:value-type="float" office:value="64480" calcext:value-type="float">
            <text:p>64480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04T11:56:37.843" calcext:value-type="date">
            <text:p>March 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COMMON_ENTITY_05032025</text:p>
          </table:table-cell>
          <table:table-cell office:value-type="float" office:value="64582" calcext:value-type="float">
            <text:p>64582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05T18:57:10.363" calcext:value-type="date">
            <text:p>March 5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COMMON_ENTITY_07032026</text:p>
          </table:table-cell>
          <table:table-cell office:value-type="float" office:value="64655" calcext:value-type="float">
            <text:p>64655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07T02:14:28.663" calcext:value-type="date">
            <text:p>March 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COMMON_ENTITY_07032026_1</text:p>
          </table:table-cell>
          <table:table-cell office:value-type="float" office:value="64753" calcext:value-type="float">
            <text:p>64753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07T23:51:16.89" calcext:value-type="date">
            <text:p>March 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COMMON_ENTITY_11032026</text:p>
          </table:table-cell>
          <table:table-cell office:value-type="float" office:value="64873" calcext:value-type="float">
            <text:p>64873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1T11:24:47.703" calcext:value-type="date">
            <text:p>March 1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COMMON_ENTITY_ob_03032026</text:p>
          </table:table-cell>
          <table:table-cell office:value-type="float" office:value="66598" calcext:value-type="float">
            <text:p>66598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04T11:57:20.703" calcext:value-type="date">
            <text:p>March 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COMMON_ENTITY_OB_07032026</text:p>
          </table:table-cell>
          <table:table-cell office:value-type="float" office:value="66773" calcext:value-type="float">
            <text:p>66773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07T02:14:34.613" calcext:value-type="date">
            <text:p>March 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COMMON_ENTITY_ob_07032026_1</text:p>
          </table:table-cell>
          <table:table-cell office:value-type="float" office:value="66871" calcext:value-type="float">
            <text:p>66871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07T23:51:19.77" calcext:value-type="date">
            <text:p>March 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COMMON_ENTITY_ob_11032026</text:p>
          </table:table-cell>
          <table:table-cell office:value-type="float" office:value="66991" calcext:value-type="float">
            <text:p>66991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1T11:24:49.08" calcext:value-type="date">
            <text:p>March 1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COMMON_ENTITY_STAGING_03032026</text:p>
          </table:table-cell>
          <table:table-cell office:value-type="float" office:value="64480" calcext:value-type="float">
            <text:p>64480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04T11:57:07.967" calcext:value-type="date">
            <text:p>March 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COMMON_ENTITY_STAGING_05032025</text:p>
          </table:table-cell>
          <table:table-cell office:value-type="float" office:value="64582" calcext:value-type="float">
            <text:p>64582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05T18:57:36.313" calcext:value-type="date">
            <text:p>March 5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COMMON_ENTITY_STAGING_07032026</text:p>
          </table:table-cell>
          <table:table-cell office:value-type="float" office:value="64655" calcext:value-type="float">
            <text:p>64655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07T02:14:32.917" calcext:value-type="date">
            <text:p>March 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COMMON_ENTITY_STAGING_07032026_1</text:p>
          </table:table-cell>
          <table:table-cell office:value-type="float" office:value="64753" calcext:value-type="float">
            <text:p>64753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07T23:51:17.607" calcext:value-type="date">
            <text:p>March 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COMMON_ENTITY_STAGING_11032026</text:p>
          </table:table-cell>
          <table:table-cell office:value-type="float" office:value="64873" calcext:value-type="float">
            <text:p>64873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1T11:24:48.407" calcext:value-type="date">
            <text:p>March 1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POWERAXIS_FILE_BATCH_02032026</text:p>
          </table:table-cell>
          <table:table-cell office:value-type="float" office:value="183474" calcext:value-type="float">
            <text:p>18347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02T18:32:59.95" calcext:value-type="date">
            <text:p>March 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POWERAXIS_FILE_BATCH_02032026_1</text:p>
          </table:table-cell>
          <table:table-cell office:value-type="float" office:value="183478" calcext:value-type="float">
            <text:p>183478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02T20:45:19.257" calcext:value-type="date">
            <text:p>March 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POWERAXIS_FILE_BATCH_03032026</text:p>
          </table:table-cell>
          <table:table-cell office:value-type="float" office:value="183509" calcext:value-type="float">
            <text:p>18350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03T09:19:17.047" calcext:value-type="date">
            <text:p>March 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POWERAXIS_FILE_BATCH_05032026_01</text:p>
          </table:table-cell>
          <table:table-cell office:value-type="float" office:value="183670" calcext:value-type="float">
            <text:p>18367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05T19:47:33.77" calcext:value-type="date">
            <text:p>March 5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POWERAXIS_FILE_BATCH_05032026_02</text:p>
          </table:table-cell>
          <table:table-cell office:value-type="float" office:value="183671" calcext:value-type="float">
            <text:p>18367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05T20:09:29.373" calcext:value-type="date">
            <text:p>March 5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POWERAXIS_FILE_BATCH_06032026_01</text:p>
          </table:table-cell>
          <table:table-cell office:value-type="float" office:value="183753" calcext:value-type="float">
            <text:p>18375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06T18:15:53.463" calcext:value-type="date">
            <text:p>March 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POWERAXIS_FILE_BATCH_06032026_02</text:p>
          </table:table-cell>
          <table:table-cell office:value-type="float" office:value="183755" calcext:value-type="float">
            <text:p>18375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06T19:59:57.8" calcext:value-type="date">
            <text:p>March 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POWERAXIS_FILE_BATCH_06032026_03</text:p>
          </table:table-cell>
          <table:table-cell office:value-type="float" office:value="183756" calcext:value-type="float">
            <text:p>18375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06T22:16:15.01" calcext:value-type="date">
            <text:p>March 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POWERAXIS_FILE_BATCH_09032026</text:p>
          </table:table-cell>
          <table:table-cell office:value-type="float" office:value="183896" calcext:value-type="float">
            <text:p>18389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09T19:13:03.71" calcext:value-type="date">
            <text:p>March 9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POWERAXIS_FILE_BATCH_10032026</text:p>
          </table:table-cell>
          <table:table-cell office:value-type="float" office:value="184051" calcext:value-type="float">
            <text:p>18405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1T18:50:50.033" calcext:value-type="date">
            <text:p>March 1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POWERAXIS_FILE_BATCH_10032026_01</text:p>
          </table:table-cell>
          <table:table-cell office:value-type="float" office:value="183928" calcext:value-type="float">
            <text:p>183928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0T12:42:38.94" calcext:value-type="date">
            <text:p>March 1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POWERAXIS_FILE_BATCH_13032026</text:p>
          </table:table-cell>
          <table:table-cell office:value-type="float" office:value="184237" calcext:value-type="float">
            <text:p>184237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3T16:58:16.187" calcext:value-type="date">
            <text:p>March 1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POWERAXIS_FILE_BATCH_14032026</text:p>
          </table:table-cell>
          <table:table-cell office:value-type="float" office:value="184275" calcext:value-type="float">
            <text:p>18427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4T08:23:25.483" calcext:value-type="date">
            <text:p>March 1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POWERAXIS_FILE_BATCH_18032026</text:p>
          </table:table-cell>
          <table:table-cell office:value-type="float" office:value="184535" calcext:value-type="float">
            <text:p>18453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8T20:37:22.197" calcext:value-type="date">
            <text:p>March 18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POWERAXIS_FILE_BATCH_19032026</text:p>
          </table:table-cell>
          <table:table-cell office:value-type="float" office:value="184581" calcext:value-type="float">
            <text:p>18458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9T21:41:46.62" calcext:value-type="date">
            <text:p>March 19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POWERAXIS_FILE_BATCH_20032026</text:p>
          </table:table-cell>
          <table:table-cell office:value-type="float" office:value="184656" calcext:value-type="float">
            <text:p>18465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20T17:33:57.92" calcext:value-type="date">
            <text:p>March 2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POWERAXIS_FILE_BATCH_23032026</text:p>
          </table:table-cell>
          <table:table-cell office:value-type="float" office:value="184804" calcext:value-type="float">
            <text:p>18480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23T17:42:45.17" calcext:value-type="date">
            <text:p>March 2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POWERAXIS_FILE_BATCH_24032026</text:p>
          </table:table-cell>
          <table:table-cell office:value-type="float" office:value="184926" calcext:value-type="float">
            <text:p>18492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24T17:52:13.407" calcext:value-type="date">
            <text:p>March 2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POWERAXIS_FILE_BATCH_25032026</text:p>
          </table:table-cell>
          <table:table-cell office:value-type="float" office:value="185014" calcext:value-type="float">
            <text:p>18501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25T18:09:50.277" calcext:value-type="date">
            <text:p>March 25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POWERAXIS_FILE_BATCH_26032026</text:p>
          </table:table-cell>
          <table:table-cell office:value-type="float" office:value="185201" calcext:value-type="float">
            <text:p>18520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27T19:30:32.83" calcext:value-type="date">
            <text:p>March 2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POWERAXIS_FILE_BATCH_26032026_01</text:p>
          </table:table-cell>
          <table:table-cell office:value-type="float" office:value="185115" calcext:value-type="float">
            <text:p>18511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26T20:09:10.497" calcext:value-type="date">
            <text:p>March 2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POWERAXIS_FILE_BATCH_30032026</text:p>
          </table:table-cell>
          <table:table-cell office:value-type="float" office:value="185388" calcext:value-type="float">
            <text:p>185388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30T18:21:59.87" calcext:value-type="date">
            <text:p>March 3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BUYER_SELLER_02032026</text:p>
          </table:table-cell>
          <table:table-cell office:value-type="float" office:value="214884" calcext:value-type="float">
            <text:p>214884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02T17:07:25.917" calcext:value-type="date">
            <text:p>March 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BUYER_SELLER_10032026_</text:p>
          </table:table-cell>
          <table:table-cell office:value-type="float" office:value="218010" calcext:value-type="float">
            <text:p>218010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1T00:11:32.39" calcext:value-type="date">
            <text:p>March 1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BUYER_SELLER_10032026_1</text:p>
          </table:table-cell>
          <table:table-cell office:value-type="float" office:value="215782" calcext:value-type="float">
            <text:p>215782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0T12:15:09.413" calcext:value-type="date">
            <text:p>March 1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BUYER_SELLER_17032026_1</text:p>
          </table:table-cell>
          <table:table-cell office:value-type="float" office:value="218564" calcext:value-type="float">
            <text:p>218564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7T12:18:40.397" calcext:value-type="date">
            <text:p>March 1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BUYER_SELLER_STG_02032026</text:p>
          </table:table-cell>
          <table:table-cell office:value-type="float" office:value="217618" calcext:value-type="float">
            <text:p>217618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02T17:07:47.88" calcext:value-type="date">
            <text:p>March 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BUYER_SELLER_STG_10032026_</text:p>
          </table:table-cell>
          <table:table-cell office:value-type="float" office:value="220790" calcext:value-type="float">
            <text:p>220790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1T00:11:38.077" calcext:value-type="date">
            <text:p>March 1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BUYER_SELLER_STG_10032026_1</text:p>
          </table:table-cell>
          <table:table-cell office:value-type="float" office:value="218545" calcext:value-type="float">
            <text:p>218545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0T12:15:11.35" calcext:value-type="date">
            <text:p>March 1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BUYER_SELLER_STG_17032026_1</text:p>
          </table:table-cell>
          <table:table-cell office:value-type="float" office:value="221334" calcext:value-type="float">
            <text:p>221334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7T12:18:41.26" calcext:value-type="date">
            <text:p>March 1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fcm_entity_address_stg_bkp11032026</text:p>
          </table:table-cell>
          <table:table-cell office:value-type="float" office:value="174629" calcext:value-type="float">
            <text:p>174629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2T23:22:20.49" calcext:value-type="date">
            <text:p>March 1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fcm_entity_address_bkp11032026</text:p>
          </table:table-cell>
          <table:table-cell office:value-type="float" office:value="155386" calcext:value-type="float">
            <text:p>15538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2T23:22:04.02" calcext:value-type="date">
            <text:p>March 1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BUYER_SELLER_BU_10032026_</text:p>
          </table:table-cell>
          <table:table-cell office:value-type="float" office:value="218453" calcext:value-type="float">
            <text:p>218453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1T00:11:44.12" calcext:value-type="date">
            <text:p>March 1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BUYER_SELLER_BU_10032026_1</text:p>
          </table:table-cell>
          <table:table-cell office:value-type="float" office:value="216225" calcext:value-type="float">
            <text:p>21622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0T12:15:21.01" calcext:value-type="date">
            <text:p>March 1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278</text:p>
          </table:table-cell>
          <table:table-cell office:value-type="string" calcext:value-type="string">
            <text:p>FCM_BUYER_SELLER_BU_12032026</text:p>
          </table:table-cell>
          <table:table-cell office:value-type="float" office:value="218671" calcext:value-type="float">
            <text:p>218671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2T17:35:04.117" calcext:value-type="date">
            <text:p>March 1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BUYER_SELLER_BU_STG_10032026_</text:p>
          </table:table-cell>
          <table:table-cell office:value-type="float" office:value="221604" calcext:value-type="float">
            <text:p>221604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1T00:11:46.737" calcext:value-type="date">
            <text:p>March 1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BUYER_SELLER_BU_STG_10032026_1</text:p>
          </table:table-cell>
          <table:table-cell office:value-type="float" office:value="219360" calcext:value-type="float">
            <text:p>219360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0T12:15:28.7" calcext:value-type="date">
            <text:p>March 1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278</text:p>
          </table:table-cell>
          <table:table-cell office:value-type="string" calcext:value-type="string">
            <text:p>FCM_BUYER_SELLER_BU_STG_12032026</text:p>
          </table:table-cell>
          <table:table-cell office:value-type="float" office:value="221812" calcext:value-type="float">
            <text:p>221812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2T17:35:19.577" calcext:value-type="date">
            <text:p>March 1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BUSINESS_UNIT_MST_02032026</text:p>
          </table:table-cell>
          <table:table-cell office:value-type="float" office:value="65359" calcext:value-type="float">
            <text:p>65359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02T19:24:44.28" calcext:value-type="date">
            <text:p>March 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USER_ENTITY_BU_MAPPING_05032026</text:p>
          </table:table-cell>
          <table:table-cell office:value-type="float" office:value="110657" calcext:value-type="float">
            <text:p>110657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05T13:58:32.77" calcext:value-type="date">
            <text:p>March 5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FCM_USER_ENTITY_BU_MAPPING_10032026_1</text:p>
          </table:table-cell>
          <table:table-cell office:value-type="float" office:value="111253" calcext:value-type="float">
            <text:p>111253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0T21:26:12.57" calcext:value-type="date">
            <text:p>March 1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BUSINESS_RULES_04032026</text:p>
          </table:table-cell>
          <table:table-cell office:value-type="float" office:value="3804" calcext:value-type="float">
            <text:p>38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04T22:19:39.62" calcext:value-type="date">
            <text:p>March 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BUSINESS_RULES_12032026_21</text:p>
          </table:table-cell>
          <table:table-cell office:value-type="float" office:value="3804" calcext:value-type="float">
            <text:p>38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2T18:06:18.323" calcext:value-type="date">
            <text:p>March 1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BUSINESS_RULES_17032026</text:p>
          </table:table-cell>
          <table:table-cell office:value-type="float" office:value="3804" calcext:value-type="float">
            <text:p>38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7T18:33:20.337" calcext:value-type="date">
            <text:p>March 1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BUSINESS_RULES_20032026</text:p>
          </table:table-cell>
          <table:table-cell office:value-type="float" office:value="3804" calcext:value-type="float">
            <text:p>38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20T23:15:32.307" calcext:value-type="date">
            <text:p>March 2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BUSINESS_RULES_20032026_21</text:p>
          </table:table-cell>
          <table:table-cell office:value-type="float" office:value="3804" calcext:value-type="float">
            <text:p>38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20T19:11:50.077" calcext:value-type="date">
            <text:p>March 2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BUSINESS_RULES_23032026</text:p>
          </table:table-cell>
          <table:table-cell office:value-type="float" office:value="3804" calcext:value-type="float">
            <text:p>38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23T19:48:23.493" calcext:value-type="date">
            <text:p>March 2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BUSINESS_RULES_25032026</text:p>
          </table:table-cell>
          <table:table-cell office:value-type="float" office:value="3804" calcext:value-type="float">
            <text:p>38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25T16:37:26.78" calcext:value-type="date">
            <text:p>March 25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BUSINESS_RULES_26032026</text:p>
          </table:table-cell>
          <table:table-cell office:value-type="float" office:value="3804" calcext:value-type="float">
            <text:p>38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26T15:58:16.997" calcext:value-type="date">
            <text:p>March 2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BUSINESS_RULES_26032026_124</text:p>
          </table:table-cell>
          <table:table-cell office:value-type="float" office:value="3804" calcext:value-type="float">
            <text:p>38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26T18:49:11.797" calcext:value-type="date">
            <text:p>March 2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BUSINESS_RULES_28032026</text:p>
          </table:table-cell>
          <table:table-cell office:value-type="float" office:value="3804" calcext:value-type="float">
            <text:p>38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28T01:18:28.86" calcext:value-type="date">
            <text:p>March 28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BUSINESS_RULES_30032026_1</text:p>
          </table:table-cell>
          <table:table-cell office:value-type="float" office:value="3804" calcext:value-type="float">
            <text:p>38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30T18:32:24.43" calcext:value-type="date">
            <text:p>March 3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BUSINESS_RULES_31032026</text:p>
          </table:table-cell>
          <table:table-cell office:value-type="float" office:value="3804" calcext:value-type="float">
            <text:p>38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31T22:45:26.49" calcext:value-type="date">
            <text:p>March 3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BUYER_SELLER_11032026</text:p>
          </table:table-cell>
          <table:table-cell office:value-type="float" office:value="21143" calcext:value-type="float">
            <text:p>2114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1T16:34:18.473" calcext:value-type="date">
            <text:p>March 1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FCM_ENTITY_CHARGE_DETAILS_12032026_21</text:p>
          </table:table-cell>
          <table:table-cell office:value-type="float" office:value="27085" calcext:value-type="float">
            <text:p>2708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2T18:06:30.32" calcext:value-type="date">
            <text:p>March 1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FCM_ENTITY_CHARGE_DETAILS_20032026_21</text:p>
          </table:table-cell>
          <table:table-cell office:value-type="float" office:value="27140" calcext:value-type="float">
            <text:p>2714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20T19:11:50.24" calcext:value-type="date">
            <text:p>March 2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FCM_ENTITY_CHARGE_DETAILS_26032026_231</text:p>
          </table:table-cell>
          <table:table-cell office:value-type="float" office:value="27164" calcext:value-type="float">
            <text:p>2716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26T18:49:19.307" calcext:value-type="date">
            <text:p>March 2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FCM_ENTITY_CHARGE_DETAILS_STG_12032026_21</text:p>
          </table:table-cell>
          <table:table-cell office:value-type="float" office:value="28761" calcext:value-type="float">
            <text:p>2876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2T18:06:31.63" calcext:value-type="date">
            <text:p>March 1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FCM_ENTITY_CHARGE_DETAILS_STG_20032026_21</text:p>
          </table:table-cell>
          <table:table-cell office:value-type="float" office:value="28845" calcext:value-type="float">
            <text:p>2884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20T19:11:50.3" calcext:value-type="date">
            <text:p>March 2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FCM_ENTITY_CHARGE_DETAILS_STG_26032026_23</text:p>
          </table:table-cell>
          <table:table-cell office:value-type="float" office:value="28873" calcext:value-type="float">
            <text:p>2887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26T18:49:19.687" calcext:value-type="date">
            <text:p>March 2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FCT_NACH_FILE_RECORD_DETAILS_14032026_3</text:p>
          </table:table-cell>
          <table:table-cell office:value-type="float" office:value="13309" calcext:value-type="float">
            <text:p>1330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26-03-14T01:04:04.53" calcext:value-type="date">
            <text:p>March 1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OFF_LINE_SETTLEMENT_24032026</text:p>
          </table:table-cell>
          <table:table-cell office:value-type="float" office:value="19749" calcext:value-type="float">
            <text:p>1974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25T00:51:12.97" calcext:value-type="date">
            <text:p>March 25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SETTLEMENT_MST_18032026</text:p>
          </table:table-cell>
          <table:table-cell office:value-type="float" office:value="9007" calcext:value-type="float">
            <text:p>9007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26-03-18T22:46:02.58" calcext:value-type="date">
            <text:p>March 18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SETTLEMENT_MST_19032026</text:p>
          </table:table-cell>
          <table:table-cell office:value-type="float" office:value="10131" calcext:value-type="float">
            <text:p>1013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9T21:45:04.143" calcext:value-type="date">
            <text:p>March 19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SETTLEMENT_MST_26032026</text:p>
          </table:table-cell>
          <table:table-cell office:value-type="float" office:value="9519" calcext:value-type="float">
            <text:p>951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26T21:32:25.063" calcext:value-type="date">
            <text:p>March 2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SETTLEMENT_MST_26032026_2</text:p>
          </table:table-cell>
          <table:table-cell office:value-type="float" office:value="9519" calcext:value-type="float">
            <text:p>951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26T21:38:07.577" calcext:value-type="date">
            <text:p>March 2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SETTLEMENT_MST_19032026</text:p>
          </table:table-cell>
          <table:table-cell office:value-type="float" office:value="9935" calcext:value-type="float">
            <text:p>9935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26-03-19T21:45:03.82" calcext:value-type="date">
            <text:p>March 19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ISIP_USER_CUSTOMIZATIONS_02032026</text:p>
          </table:table-cell>
          <table:table-cell office:value-type="float" office:value="48169" calcext:value-type="float">
            <text:p>4816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02T10:41:13.223" calcext:value-type="date">
            <text:p>March 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ISIP_USER_CUSTOMIZATIONS_12032026</text:p>
          </table:table-cell>
          <table:table-cell office:value-type="float" office:value="49421" calcext:value-type="float">
            <text:p>4942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2T10:54:38.403" calcext:value-type="date">
            <text:p>March 1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ISIP_USER_ROLES_MAPPING_02032026</text:p>
          </table:table-cell>
          <table:table-cell office:value-type="float" office:value="33653" calcext:value-type="float">
            <text:p>3365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02T10:41:07.123" calcext:value-type="date">
            <text:p>March 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ISIP_USER_ROLES_MAPPING_1203026</text:p>
          </table:table-cell>
          <table:table-cell office:value-type="float" office:value="34666" calcext:value-type="float">
            <text:p>3466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date" office:date-value="2026-03-12T10:54:38.29" calcext:value-type="date">
            <text:p>March 1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BID_RECOVERY_7Mar202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7T22:49:18.373" calcext:value-type="date">
            <text:p>March 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CM_BUSINESS_UNIT_MST_16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6T16:19:19.183" calcext:value-type="date">
            <text:p>March 1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DATA_CORRECTION_DUE_DATE_EXTN_10032026</text:p>
          </table:table-cell>
          <table:table-cell office:value-type="float" office:value="1350" calcext:value-type="float">
            <text:p>13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1T00:17:39.45" calcext:value-type="date">
            <text:p>March 1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DATA_CORRECTION_DUE_DATE_EXTN_10032026_1</text:p>
          </table:table-cell>
          <table:table-cell office:value-type="float" office:value="1369" calcext:value-type="float">
            <text:p>13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1T02:21:54.487" calcext:value-type="date">
            <text:p>March 1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DATA_CORRECTION_DUE_DATE_EXTN_11032026</text:p>
          </table:table-cell>
          <table:table-cell office:value-type="float" office:value="1350" calcext:value-type="float">
            <text:p>13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2T00:25:02.96" calcext:value-type="date">
            <text:p>March 1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DATA_CORRECTION_DUE_DATE_EXTN_11032026_1</text:p>
          </table:table-cell>
          <table:table-cell office:value-type="float" office:value="1354" calcext:value-type="float">
            <text:p>13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2T00:25:58.073" calcext:value-type="date">
            <text:p>March 1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EBID_BID_140320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26-03-14T06:36:23.643" calcext:value-type="date">
            <text:p>March 1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EBID_BID_14032026_V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4T06:38:04.16" calcext:value-type="date">
            <text:p>March 1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EBID_BID_CANCELLED_10032026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0T19:21:53.027" calcext:value-type="date">
            <text:p>March 1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EBID_COMPANY_16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6T16:18:36.803" calcext:value-type="date">
            <text:p>March 1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EBID_COMPANY_24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4T12:38:32.273" calcext:value-type="date">
            <text:p>March 2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EBID_COMPANY_BUSINESS_UNIT_16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6T16:18:59.577" calcext:value-type="date">
            <text:p>March 1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EBID_COMPANY_BUSINESS_UNIT_24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4T12:38:51.93" calcext:value-type="date">
            <text:p>March 2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EBID_FACTORING_UNIT_060320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26-03-06T22:48:47.707" calcext:value-type="date">
            <text:p>March 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EBID_FACTORING_UNIT_06032026_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6T22:49:54.373" calcext:value-type="date">
            <text:p>March 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EBID_FACTORING_UNIT_13032026__2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3T21:55:11.847" calcext:value-type="date">
            <text:p>March 1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EBID_FACTORING_UNIT_16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6T16:10:20.64" calcext:value-type="date">
            <text:p>March 1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EBID_FACTORING_UNIT_27032026__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7T19:42:51.653" calcext:value-type="date">
            <text:p>March 2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BUSINESS_UNIT_BANK_MST_STG_1703202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7T15:04:36.977" calcext:value-type="date">
            <text:p>March 1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BUSINESS_UNIT_BANK_MST_STG_17032026_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7T15:19:02.057" calcext:value-type="date">
            <text:p>March 1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BUSINESS_UNIT_BANK_MST_STG_25032026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5T15:48:29.67" calcext:value-type="date">
            <text:p>March 25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BUSINESS_UNIT_BANK_MST_STG_25032026_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5T15:48:32.227" calcext:value-type="date">
            <text:p>March 25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BUSINESS_UNIT_MST_09032026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9T15:16:40.95" calcext:value-type="date">
            <text:p>March 9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FCM_BUSINESS_UNIT_MST_1003202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0T20:08:30.4" calcext:value-type="date">
            <text:p>March 1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FCM_BUSINESS_UNIT_MST_10032026_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0T21:23:08.533" calcext:value-type="date">
            <text:p>March 1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BUSINESS_UNIT_MST_10032026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0T16:25:51.577" calcext:value-type="date">
            <text:p>March 1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BUSINESS_UNIT_MST_11032026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1T14:01:04.253" calcext:value-type="date">
            <text:p>March 1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BUSINESS_UNIT_MST_16032026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6T14:43:52.777" calcext:value-type="date">
            <text:p>March 1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FCM_BUSINESS_UNIT_MST_19032026_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9T19:40:14.447" calcext:value-type="date">
            <text:p>March 19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BUSINESS_UNIT_MST_24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4T12:39:13.27" calcext:value-type="date">
            <text:p>March 2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FCM_BUSINESS_UNIT_MST_26032026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6T20:39:15.353" calcext:value-type="date">
            <text:p>March 2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BUSINESS_UNIT_MST_28022026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2T14:00:23.093" calcext:value-type="date">
            <text:p>March 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503</text:p>
          </table:table-cell>
          <table:table-cell office:value-type="string" calcext:value-type="string">
            <text:p>FCM_BUSINESS_UNIT_MST_30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30T15:53:29.417" calcext:value-type="date">
            <text:p>March 3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503</text:p>
          </table:table-cell>
          <table:table-cell office:value-type="string" calcext:value-type="string">
            <text:p>FCM_BUSINESS_UNIT_MST_30032026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30T17:55:35.12" calcext:value-type="date">
            <text:p>March 3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FCM_BUSINESS_UNIT_MST_31032026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31T16:10:47.847" calcext:value-type="date">
            <text:p>March 3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BUSINESS_UNIT_MST_31032026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31T20:16:02.257" calcext:value-type="date">
            <text:p>March 3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BUSINESS_UNIT_MST_stg_09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9T15:16:41.08" calcext:value-type="date">
            <text:p>March 9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BUSINESS_UNIT_MST_stg_10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0T16:25:52.86" calcext:value-type="date">
            <text:p>March 1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BUSINESS_UNIT_MST_stg_11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1T14:01:04.303" calcext:value-type="date">
            <text:p>March 1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BUSINESS_UNIT_MST_stg_16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6T14:43:52.79" calcext:value-type="date">
            <text:p>March 1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BUSINESS_UNIT_MST_STG_16032026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6T16:20:14.48" calcext:value-type="date">
            <text:p>March 1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BUSINESS_UNIT_MST_STG_1703202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7T15:06:16.49" calcext:value-type="date">
            <text:p>March 1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BUSINESS_UNIT_MST_STG_17032026_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7T15:18:09.22" calcext:value-type="date">
            <text:p>March 1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BUSINESS_UNIT_MST_STG_17032026_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7T15:18:46.243" calcext:value-type="date">
            <text:p>March 1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BUSINESS_UNIT_MST_STG_24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4T12:39:34.463" calcext:value-type="date">
            <text:p>March 2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FCM_BUSINESS_UNIT_MST_stg_26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6T20:39:15.37" calcext:value-type="date">
            <text:p>March 2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BUSINESS_UNIT_MST_stg_28022026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2T14:00:23.11" calcext:value-type="date">
            <text:p>March 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503</text:p>
          </table:table-cell>
          <table:table-cell office:value-type="string" calcext:value-type="string">
            <text:p>FCM_BUSINESS_UNIT_MST_stg_30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30T15:53:29.45" calcext:value-type="date">
            <text:p>March 3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503</text:p>
          </table:table-cell>
          <table:table-cell office:value-type="string" calcext:value-type="string">
            <text:p>FCM_BUSINESS_UNIT_MST_stg_30032026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30T17:55:35.137" calcext:value-type="date">
            <text:p>March 3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FCM_BUSINESS_UNIT_MST_stg_31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31T16:10:47.873" calcext:value-type="date">
            <text:p>March 3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BUSINESS_UNIT_MST_stg_31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31T20:16:02.277" calcext:value-type="date">
            <text:p>March 3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441</text:p>
          </table:table-cell>
          <table:table-cell office:value-type="string" calcext:value-type="string">
            <text:p>FCM_BUYER_SELLER__STG_20260327_10O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7T18:28:55.867" calcext:value-type="date">
            <text:p>March 2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441</text:p>
          </table:table-cell>
          <table:table-cell office:value-type="string" calcext:value-type="string">
            <text:p>FCM_BUYER_SELLER__STG_20260330_10O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30T16:49:27.127" calcext:value-type="date">
            <text:p>March 3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441</text:p>
          </table:table-cell>
          <table:table-cell office:value-type="string" calcext:value-type="string">
            <text:p>FCM_BUYER_SELLER_07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7T12:06:48.567" calcext:value-type="date">
            <text:p>March 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BUYER_SELLER_0703202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7T23:59:26.32" calcext:value-type="date">
            <text:p>March 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441</text:p>
          </table:table-cell>
          <table:table-cell office:value-type="string" calcext:value-type="string">
            <text:p>FCM_BUYER_SELLER_090320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26-03-09T19:06:13.57" calcext:value-type="date">
            <text:p>March 9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441</text:p>
          </table:table-cell>
          <table:table-cell office:value-type="string" calcext:value-type="string">
            <text:p>FCM_BUYER_SELLER_09032026_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9T19:06:45.417" calcext:value-type="date">
            <text:p>March 9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BUYER_SELLER_10032026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0T10:37:44.393" calcext:value-type="date">
            <text:p>March 1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BUYER_SELLER_10032026_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1T01:41:02.19" calcext:value-type="date">
            <text:p>March 1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BUYER_SELLER_10032026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1T01:43:04.74" calcext:value-type="date">
            <text:p>March 1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FCM_BUYER_SELLER_11032026_1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1T20:51:24.09" calcext:value-type="date">
            <text:p>March 1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FCM_BUYER_SELLER_110320261_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1T20:52:47.04" calcext:value-type="date">
            <text:p>March 1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BUYER_SELLER_1203202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2T15:30:30.56" calcext:value-type="date">
            <text:p>March 1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FCM_BUYER_SELLER_1303202_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3T19:44:28.58" calcext:value-type="date">
            <text:p>March 1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BUYER_SELLER_1303202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3T10:18:50.153" calcext:value-type="date">
            <text:p>March 1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BUYER_SELLER_16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6T12:03:08.543" calcext:value-type="date">
            <text:p>March 1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FCM_BUYER_SELLER_16032026_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6T15:51:55.92" calcext:value-type="date">
            <text:p>March 1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BUYER_SELLER_1803202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8T12:46:56.037" calcext:value-type="date">
            <text:p>March 18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BUYER_SELLER_18032026_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8T16:01:07.917" calcext:value-type="date">
            <text:p>March 18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441</text:p>
          </table:table-cell>
          <table:table-cell office:value-type="string" calcext:value-type="string">
            <text:p>FCM_BUYER_SELLER_20260327_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7T18:28:01.89" calcext:value-type="date">
            <text:p>March 2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441</text:p>
          </table:table-cell>
          <table:table-cell office:value-type="string" calcext:value-type="string">
            <text:p>FCM_BUYER_SELLER_20260327_1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7T18:28:14.47" calcext:value-type="date">
            <text:p>March 2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441</text:p>
          </table:table-cell>
          <table:table-cell office:value-type="string" calcext:value-type="string">
            <text:p>FCM_BUYER_SELLER_20260327_10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7T18:28:55.853" calcext:value-type="date">
            <text:p>March 2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441</text:p>
          </table:table-cell>
          <table:table-cell office:value-type="string" calcext:value-type="string">
            <text:p>FCM_BUYER_SELLER_20260330_10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30T16:49:27.1" calcext:value-type="date">
            <text:p>March 3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BUYER_SELLER_2403202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4T10:23:59.04" calcext:value-type="date">
            <text:p>March 2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BUYER_SELLER_24032026_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4T16:36:56.007" calcext:value-type="date">
            <text:p>March 2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FCM_BUYER_SELLER_24032026_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26-03-24T18:54:05.25" calcext:value-type="date">
            <text:p>March 2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FCM_BUYER_SELLER_24032026_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4T20:43:56.353" calcext:value-type="date">
            <text:p>March 2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277</text:p>
          </table:table-cell>
          <table:table-cell office:value-type="string" calcext:value-type="string">
            <text:p>FCM_BUYER_SELLER_2503202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5T11:50:40.41" calcext:value-type="date">
            <text:p>March 25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BUYER_SELLER_25032026_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6T03:47:30.79" calcext:value-type="date">
            <text:p>March 2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BUYER_SELLER_25032026_2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6T03:47:30.807" calcext:value-type="date">
            <text:p>March 2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BUYER_SELLER_25032026_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5T14:19:16.603" calcext:value-type="date">
            <text:p>March 25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277</text:p>
          </table:table-cell>
          <table:table-cell office:value-type="string" calcext:value-type="string">
            <text:p>FCM_BUYER_SELLER_26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6T16:32:08.447" calcext:value-type="date">
            <text:p>March 2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503</text:p>
          </table:table-cell>
          <table:table-cell office:value-type="string" calcext:value-type="string">
            <text:p>FCM_BUYER_SELLER_260320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26-03-26T18:19:42.813" calcext:value-type="date">
            <text:p>March 2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503</text:p>
          </table:table-cell>
          <table:table-cell office:value-type="string" calcext:value-type="string">
            <text:p>FCM_BUYER_SELLER_26032026_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26-03-26T18:21:17.117" calcext:value-type="date">
            <text:p>March 2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277</text:p>
          </table:table-cell>
          <table:table-cell office:value-type="string" calcext:value-type="string">
            <text:p>FCM_BUYER_SELLER_27032026</text:p>
          </table:table-cell>
          <table:table-cell office:value-type="float" office:value="365" calcext:value-type="float">
            <text:p>3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7T10:16:37.993" calcext:value-type="date">
            <text:p>March 2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277</text:p>
          </table:table-cell>
          <table:table-cell office:value-type="string" calcext:value-type="string">
            <text:p>FCM_BUYER_SELLER_27032026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7T16:36:02.95" calcext:value-type="date">
            <text:p>March 2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FCM_BUYER_SELLER_31032026_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31T22:03:20.083" calcext:value-type="date">
            <text:p>March 3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FCM_BUYER_SELLER_31032026_1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31T22:05:56.34" calcext:value-type="date">
            <text:p>March 3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BUYER_SELLER_BU__11032026</text:p>
          </table:table-cell>
          <table:table-cell office:value-type="float" office:value="21144" calcext:value-type="float">
            <text:p>21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1T16:34:51.043" calcext:value-type="date">
            <text:p>March 1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441</text:p>
          </table:table-cell>
          <table:table-cell office:value-type="string" calcext:value-type="string">
            <text:p>FCM_BUYER_SELLER_STG_07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7T12:06:48.65" calcext:value-type="date">
            <text:p>March 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BUYER_SELLER_STG_0703202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7T23:59:26.34" calcext:value-type="date">
            <text:p>March 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441</text:p>
          </table:table-cell>
          <table:table-cell office:value-type="string" calcext:value-type="string">
            <text:p>FCM_BUYER_SELLER_STG_090320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26-03-09T19:06:13.62" calcext:value-type="date">
            <text:p>March 9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441</text:p>
          </table:table-cell>
          <table:table-cell office:value-type="string" calcext:value-type="string">
            <text:p>FCM_BUYER_SELLER_STG_09032026_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9T19:06:45.493" calcext:value-type="date">
            <text:p>March 9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BUYER_SELLER_STG_10032026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0T10:37:44.417" calcext:value-type="date">
            <text:p>March 1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BUYER_SELLER_STG_10032026_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1T01:41:02.203" calcext:value-type="date">
            <text:p>March 1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BUYER_SELLER_STG_10032026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1T01:43:04.757" calcext:value-type="date">
            <text:p>March 1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FCM_BUYER_SELLER_STG_100320261_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1T20:52:47.107" calcext:value-type="date">
            <text:p>March 1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FCM_BUYER_SELLER_STG_11032026_1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1T20:51:24.153" calcext:value-type="date">
            <text:p>March 1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BUYER_SELLER_STG_1203202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2T15:30:30.61" calcext:value-type="date">
            <text:p>March 1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BUYER_SELLER_STG_1303202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3T10:18:50.17" calcext:value-type="date">
            <text:p>March 1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FCM_BUYER_SELLER_STG_13032026_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3T19:44:28.6" calcext:value-type="date">
            <text:p>March 1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BUYER_SELLER_STG_16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6T12:03:08.573" calcext:value-type="date">
            <text:p>March 1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FCM_BUYER_SELLER_STG_16032026_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6T15:51:56.007" calcext:value-type="date">
            <text:p>March 1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BUYER_SELLER_STG_1803202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8T12:46:56.057" calcext:value-type="date">
            <text:p>March 18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BUYER_SELLER_STG_18032026_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8T16:01:07.933" calcext:value-type="date">
            <text:p>March 18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BUYER_SELLER_STG_2403202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4T10:23:59.103" calcext:value-type="date">
            <text:p>March 2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BUYER_SELLER_STG_24032026_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4T16:36:56.023" calcext:value-type="date">
            <text:p>March 2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FCM_BUYER_SELLER_STG_24032026_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26-03-24T18:54:05.277" calcext:value-type="date">
            <text:p>March 2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FCM_BUYER_SELLER_STG_24032026_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4T20:43:56.367" calcext:value-type="date">
            <text:p>March 2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277</text:p>
          </table:table-cell>
          <table:table-cell office:value-type="string" calcext:value-type="string">
            <text:p>FCM_BUYER_SELLER_STG_2503202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5T11:50:40.427" calcext:value-type="date">
            <text:p>March 25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BUYER_SELLER_STG_25032026_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5T14:19:16.687" calcext:value-type="date">
            <text:p>March 25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277</text:p>
          </table:table-cell>
          <table:table-cell office:value-type="string" calcext:value-type="string">
            <text:p>FCM_BUYER_SELLER_STG_26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6T16:32:17.9" calcext:value-type="date">
            <text:p>March 2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503</text:p>
          </table:table-cell>
          <table:table-cell office:value-type="string" calcext:value-type="string">
            <text:p>FCM_BUYER_SELLER_STG_260320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26-03-26T18:19:43.813" calcext:value-type="date">
            <text:p>March 2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503</text:p>
          </table:table-cell>
          <table:table-cell office:value-type="string" calcext:value-type="string">
            <text:p>FCM_BUYER_SELLER_STG_26032026_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26-03-26T18:21:17.13" calcext:value-type="date">
            <text:p>March 2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277</text:p>
          </table:table-cell>
          <table:table-cell office:value-type="string" calcext:value-type="string">
            <text:p>FCM_BUYER_SELLER_STG_27032026</text:p>
          </table:table-cell>
          <table:table-cell office:value-type="float" office:value="365" calcext:value-type="float">
            <text:p>3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7T10:16:38.017" calcext:value-type="date">
            <text:p>March 2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277</text:p>
          </table:table-cell>
          <table:table-cell office:value-type="string" calcext:value-type="string">
            <text:p>FCM_BUYER_SELLER_STG_27032026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7T16:36:23.42" calcext:value-type="date">
            <text:p>March 2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FCM_BUYER_SELLER_STG_31032026_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31T22:03:20.197" calcext:value-type="date">
            <text:p>March 3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FCM_BUYER_SELLER_STG_31032026_1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31T22:05:56.36" calcext:value-type="date">
            <text:p>March 3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FCM_COMMON_ENTITY_03032026</text:p>
          </table:table-cell>
          <table:table-cell office:value-type="float" office:value="1139" calcext:value-type="float">
            <text:p>11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3T20:19:43.47" calcext:value-type="date">
            <text:p>March 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441</text:p>
          </table:table-cell>
          <table:table-cell office:value-type="string" calcext:value-type="string">
            <text:p>FCM_COMMON_ENTITY_11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1T18:12:41.513" calcext:value-type="date">
            <text:p>March 1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COMMON_ENTITY_16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6T16:22:50.773" calcext:value-type="date">
            <text:p>March 1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COMMON_ENTITY_17032026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8T14:34:19.553" calcext:value-type="date">
            <text:p>March 18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COMMON_ENTITY_17032026_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8T14:34:41.857" calcext:value-type="date">
            <text:p>March 18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COMMON_ENTITY_18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8T14:35:52" calcext:value-type="date">
            <text:p>March 18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FCM_COMMON_ENTITY_18032026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8T15:56:17.08" calcext:value-type="date">
            <text:p>March 18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COMMON_ENTITY_24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4T11:28:30.683" calcext:value-type="date">
            <text:p>March 2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COMMON_ENTITY_24032026_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4T11:46:47.037" calcext:value-type="date">
            <text:p>March 2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COMMON_ENTITY_24032026_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4T12:42:56.79" calcext:value-type="date">
            <text:p>March 2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COMMON_ENTITY_25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5T13:51:42.433" calcext:value-type="date">
            <text:p>March 25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277</text:p>
          </table:table-cell>
          <table:table-cell office:value-type="string" calcext:value-type="string">
            <text:p>FCM_COMMON_ENTITY_26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6T17:28:15.17" calcext:value-type="date">
            <text:p>March 2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FCM_COMMON_ENTITY_26032026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6T18:18:16.123" calcext:value-type="date">
            <text:p>March 2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503</text:p>
          </table:table-cell>
          <table:table-cell office:value-type="string" calcext:value-type="string">
            <text:p>FCM_COMMON_ENTITY_27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7T15:40:52.567" calcext:value-type="date">
            <text:p>March 2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FCM_COMMON_ENTITY_27032026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7T19:14:48.17" calcext:value-type="date">
            <text:p>March 2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COMMON_ENTITY_BKP_05032026</text:p>
          </table:table-cell>
          <table:table-cell office:value-type="float" office:value="275" calcext:value-type="float">
            <text:p>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5T00:49:55.267" calcext:value-type="date">
            <text:p>March 5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FCM_COMMON_ENTITY_ob_03032026</text:p>
          </table:table-cell>
          <table:table-cell office:value-type="float" office:value="1139" calcext:value-type="float">
            <text:p>11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3T20:20:47.867" calcext:value-type="date">
            <text:p>March 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441</text:p>
          </table:table-cell>
          <table:table-cell office:value-type="string" calcext:value-type="string">
            <text:p>FCM_COMMON_ENTITY_OB_11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1T18:12:41.533" calcext:value-type="date">
            <text:p>March 1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COMMON_ENTITY_OB_16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6T16:23:06.303" calcext:value-type="date">
            <text:p>March 1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COMMON_ENTITY_ob_18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8T14:35:52.173" calcext:value-type="date">
            <text:p>March 18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COMMON_ENTITY_OB_24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4T12:43:17.427" calcext:value-type="date">
            <text:p>March 2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503</text:p>
          </table:table-cell>
          <table:table-cell office:value-type="string" calcext:value-type="string">
            <text:p>FCM_COMMON_ENTITY_OB_27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7T15:40:52.603" calcext:value-type="date">
            <text:p>March 2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FCM_COMMON_ENTITY_OB_27032026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7T19:14:48.217" calcext:value-type="date">
            <text:p>March 2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COMMON_ENTITY_OB_BKP_05032026</text:p>
          </table:table-cell>
          <table:table-cell office:value-type="float" office:value="275" calcext:value-type="float">
            <text:p>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5T00:53:15.067" calcext:value-type="date">
            <text:p>March 5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FCM_COMMON_ENTITY_STAGING_03032026</text:p>
          </table:table-cell>
          <table:table-cell office:value-type="float" office:value="1139" calcext:value-type="float">
            <text:p>11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3T20:20:19.07" calcext:value-type="date">
            <text:p>March 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COMMON_ENTITY_STAGING_16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6T16:20:30.763" calcext:value-type="date">
            <text:p>March 1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COMMON_ENTITY_STAGING_18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8T14:35:52.047" calcext:value-type="date">
            <text:p>March 18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COMMON_ENTITY_STAGING_24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4T11:28:30.7" calcext:value-type="date">
            <text:p>March 2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COMMON_ENTITY_STAGING_24032026_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4T11:46:47.19" calcext:value-type="date">
            <text:p>March 2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COMMON_ENTITY_STAGING_24032026_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4T12:40:05.86" calcext:value-type="date">
            <text:p>March 2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277</text:p>
          </table:table-cell>
          <table:table-cell office:value-type="string" calcext:value-type="string">
            <text:p>FCM_COMMON_ENTITY_STAGING_26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6T17:28:15.31" calcext:value-type="date">
            <text:p>March 2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FCM_COMMON_ENTITY_STAGING_26032026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6T18:18:16.16" calcext:value-type="date">
            <text:p>March 2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503</text:p>
          </table:table-cell>
          <table:table-cell office:value-type="string" calcext:value-type="string">
            <text:p>FCM_COMMON_ENTITY_STAGING_27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7T15:40:52.59" calcext:value-type="date">
            <text:p>March 2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COMMON_ENTITY_STAGING_BKP_05032026</text:p>
          </table:table-cell>
          <table:table-cell office:value-type="float" office:value="275" calcext:value-type="float">
            <text:p>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5T00:52:10.167" calcext:value-type="date">
            <text:p>March 5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FCM_COMMON_ENTITY_STG_27032026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7T19:14:48.197" calcext:value-type="date">
            <text:p>March 2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CUSTOMER_MST_16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6T16:20:54.4" calcext:value-type="date">
            <text:p>March 1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CUSTOMER_MST_24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4T12:40:21.363" calcext:value-type="date">
            <text:p>March 2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CUSTOMER_MST_STG_16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6T16:21:16.607" calcext:value-type="date">
            <text:p>March 1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CUSTOMER_MST_STG_24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4T12:40:38.627" calcext:value-type="date">
            <text:p>March 2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ENTITY_BANK_DETS_06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6T12:42:30.58" calcext:value-type="date">
            <text:p>March 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ENTITY_BANK_DETS_09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9T15:30:12.677" calcext:value-type="date">
            <text:p>March 9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ENTITY_BANK_DETS_09032026_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9T16:08:24.5" calcext:value-type="date">
            <text:p>March 9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490</text:p>
          </table:table-cell>
          <table:table-cell office:value-type="string" calcext:value-type="string">
            <text:p>FCM_ENTITY_BANK_DETS_11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1T19:20:54.767" calcext:value-type="date">
            <text:p>March 1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ENTITY_BANK_DETS_11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1T16:40:17.527" calcext:value-type="date">
            <text:p>March 1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ENTITY_BANK_DETS_11032026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1T19:18:44.677" calcext:value-type="date">
            <text:p>March 1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ENTITY_BANK_DETS_16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6T16:21:35.027" calcext:value-type="date">
            <text:p>March 1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ENTITY_BANK_DETS_16032026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6T16:21:59.747" calcext:value-type="date">
            <text:p>March 1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277</text:p>
          </table:table-cell>
          <table:table-cell office:value-type="string" calcext:value-type="string">
            <text:p>FCM_ENTITY_BANK_DETS_19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9T17:47:36.677" calcext:value-type="date">
            <text:p>March 19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ENTITY_BANK_DETS_24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4T12:40:57.917" calcext:value-type="date">
            <text:p>March 2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ENTITY_BANK_DETS_24032026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4T12:41:29.61" calcext:value-type="date">
            <text:p>March 2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503</text:p>
          </table:table-cell>
          <table:table-cell office:value-type="string" calcext:value-type="string">
            <text:p>FCM_ENTITY_BANK_DETS_27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7T15:19:56.92" calcext:value-type="date">
            <text:p>March 2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503</text:p>
          </table:table-cell>
          <table:table-cell office:value-type="string" calcext:value-type="string">
            <text:p>FCM_ENTITY_BANK_DETS_30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30T12:19:32.973" calcext:value-type="date">
            <text:p>March 3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ENTITY_BANK_DETS_STG_06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6T12:42:30.607" calcext:value-type="date">
            <text:p>March 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ENTITY_BANK_DETS_STG_09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9T15:30:13.623" calcext:value-type="date">
            <text:p>March 9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ENTITY_BANK_DETS_STG_09032026_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9T16:08:24.513" calcext:value-type="date">
            <text:p>March 9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490</text:p>
          </table:table-cell>
          <table:table-cell office:value-type="string" calcext:value-type="string">
            <text:p>FCM_ENTITY_BANK_DETS_STG_11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1T19:20:54.783" calcext:value-type="date">
            <text:p>March 1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ENTITY_BANK_DETS_STG_11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1T16:40:17.557" calcext:value-type="date">
            <text:p>March 1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ENTITY_BANK_DETS_STG_11032026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1T19:18:44.71" calcext:value-type="date">
            <text:p>March 1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ENTITY_BANK_DETS_STG_16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6T16:22:14.38" calcext:value-type="date">
            <text:p>March 1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ENTITY_BANK_DETS_STG_16032026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6T16:22:35.06" calcext:value-type="date">
            <text:p>March 1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277</text:p>
          </table:table-cell>
          <table:table-cell office:value-type="string" calcext:value-type="string">
            <text:p>FCM_ENTITY_BANK_DETS_STG_19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9T17:47:36.683" calcext:value-type="date">
            <text:p>March 19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ENTITY_BANK_DETS_STG_24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4T12:41:54.08" calcext:value-type="date">
            <text:p>March 2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ENTITY_BANK_DETS_STG_24032026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4T12:42:21.813" calcext:value-type="date">
            <text:p>March 2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503</text:p>
          </table:table-cell>
          <table:table-cell office:value-type="string" calcext:value-type="string">
            <text:p>FCM_ENTITY_BANK_DETS_STG_27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7T15:19:56.937" calcext:value-type="date">
            <text:p>March 2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503</text:p>
          </table:table-cell>
          <table:table-cell office:value-type="string" calcext:value-type="string">
            <text:p>FCM_ENTITY_BANK_DETS_STG_30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30T12:19:32.99" calcext:value-type="date">
            <text:p>March 3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FCM_ENTITY_LIMIT_23032026_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3T16:54:47.697" calcext:value-type="date">
            <text:p>March 2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FCM_ENTITY_LIMIT_23032026_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3T20:17:39.623" calcext:value-type="date">
            <text:p>March 2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441</text:p>
          </table:table-cell>
          <table:table-cell office:value-type="string" calcext:value-type="string">
            <text:p>FCM_ENTITY_LIMIT_31032026_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31T13:34:38.813" calcext:value-type="date">
            <text:p>March 3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ENTITY_LIMIT_HISTORY_18032026</text:p>
          </table:table-cell>
          <table:table-cell office:value-type="float" office:value="5491" calcext:value-type="float">
            <text:p>54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8T17:24:25.097" calcext:value-type="date">
            <text:p>March 18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ENTITY_LIMIT_MISSING_ENTRY_2803202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8T18:44:52.533" calcext:value-type="date">
            <text:p>March 28, 2026</text:p>
          </table:table-cell>
          <table:table-cell table:number-columns-repeated="2" office:value-type="string" calcext:value-type="string">
            <text:p>NULL</text:p>
          </table:table-cell>
          <table:table-cell table:style-name="ce2" office:value-type="date" office:date-value="2026-03-28T18:58:37.427" calcext:value-type="date">
            <text:p>2026-03-28 18:58:37.427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FINANCER_BUYER_CONFIG_02032026_3</text:p>
          </table:table-cell>
          <table:table-cell office:value-type="float" office:value="6321" calcext:value-type="float">
            <text:p>6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2T14:07:10.91" calcext:value-type="date">
            <text:p>March 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FCM_FINANCER_BUYER_CONFIG_02032026_4</text:p>
          </table:table-cell>
          <table:table-cell office:value-type="float" office:value="6321" calcext:value-type="float">
            <text:p>6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2T15:37:10.747" calcext:value-type="date">
            <text:p>March 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489</text:p>
          </table:table-cell>
          <table:table-cell office:value-type="string" calcext:value-type="string">
            <text:p>FCM_FINANCER_BUYER_CONFIG_04032026_4</text:p>
          </table:table-cell>
          <table:table-cell office:value-type="float" office:value="6330" calcext:value-type="float">
            <text:p>6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4T13:19:46.04" calcext:value-type="date">
            <text:p>March 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FINANCER_BUYER_CONFIG_05032026_3</text:p>
          </table:table-cell>
          <table:table-cell office:value-type="float" office:value="6336" calcext:value-type="float">
            <text:p>6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5T22:31:37.373" calcext:value-type="date">
            <text:p>March 5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FINANCER_BUYER_CONFIG_09032026_3</text:p>
          </table:table-cell>
          <table:table-cell office:value-type="float" office:value="6356" calcext:value-type="float">
            <text:p>6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9T16:36:22.52" calcext:value-type="date">
            <text:p>March 9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FCM_FINANCER_BUYER_CONFIG_12032026_4</text:p>
          </table:table-cell>
          <table:table-cell office:value-type="float" office:value="6377" calcext:value-type="float">
            <text:p>63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2T21:11:12.227" calcext:value-type="date">
            <text:p>March 1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FCM_FINANCER_BUYER_CONFIG_13032026_4</text:p>
          </table:table-cell>
          <table:table-cell office:value-type="float" office:value="6384" calcext:value-type="float">
            <text:p>63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3T19:09:04.08" calcext:value-type="date">
            <text:p>March 1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FINANCER_BUYER_CONFIG_16032026_4</text:p>
          </table:table-cell>
          <table:table-cell office:value-type="float" office:value="6387" calcext:value-type="float">
            <text:p>63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6T14:10:08.87" calcext:value-type="date">
            <text:p>March 1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FCM_FINANCER_BUYER_CONFIG_16032026_5</text:p>
          </table:table-cell>
          <table:table-cell office:value-type="float" office:value="6390" calcext:value-type="float">
            <text:p>63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6T20:04:11.75" calcext:value-type="date">
            <text:p>March 1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FINANCER_BUYER_CONFIG_17032026_5</text:p>
          </table:table-cell>
          <table:table-cell office:value-type="float" office:value="6394" calcext:value-type="float">
            <text:p>63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7T16:55:26.333" calcext:value-type="date">
            <text:p>March 1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FINANCER_BUYER_CONFIG_17032026_6</text:p>
          </table:table-cell>
          <table:table-cell office:value-type="float" office:value="6396" calcext:value-type="float">
            <text:p>63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7T17:33:58.737" calcext:value-type="date">
            <text:p>March 1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FINANCER_BUYER_CONFIG_17032026_7</text:p>
          </table:table-cell>
          <table:table-cell office:value-type="float" office:value="6397" calcext:value-type="float">
            <text:p>63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7T20:05:44.947" calcext:value-type="date">
            <text:p>March 1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277</text:p>
          </table:table-cell>
          <table:table-cell office:value-type="string" calcext:value-type="string">
            <text:p>FCM_FINANCER_BUYER_CONFIG_19032026</text:p>
          </table:table-cell>
          <table:table-cell office:value-type="float" office:value="6412" calcext:value-type="float">
            <text:p>64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9T17:25:19.693" calcext:value-type="date">
            <text:p>March 19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FINANCER_BUYER_CONFIG_20032026</text:p>
          </table:table-cell>
          <table:table-cell office:value-type="float" office:value="6421" calcext:value-type="float">
            <text:p>64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0T15:41:29.66" calcext:value-type="date">
            <text:p>March 2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FINANCER_BUYER_CONFIG_23032026</text:p>
          </table:table-cell>
          <table:table-cell office:value-type="float" office:value="6433" calcext:value-type="float">
            <text:p>64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3T14:29:43.767" calcext:value-type="date">
            <text:p>March 2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489</text:p>
          </table:table-cell>
          <table:table-cell office:value-type="string" calcext:value-type="string">
            <text:p>FCM_FINANCER_BUYER_CONFIG_24032026_5</text:p>
          </table:table-cell>
          <table:table-cell office:value-type="float" office:value="6443" calcext:value-type="float">
            <text:p>64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4T16:54:02.28" calcext:value-type="date">
            <text:p>March 2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FINANCER_BUYER_CONFIG_24032026_5</text:p>
          </table:table-cell>
          <table:table-cell office:value-type="float" office:value="6444" calcext:value-type="float">
            <text:p>6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4T17:16:29.173" calcext:value-type="date">
            <text:p>March 2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FINANCER_BUYER_CONFIG_24032026_6</text:p>
          </table:table-cell>
          <table:table-cell office:value-type="float" office:value="6447" calcext:value-type="float">
            <text:p>64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4T19:03:23.02" calcext:value-type="date">
            <text:p>March 2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FINANCER_BUYER_CONFIG_24032026_7</text:p>
          </table:table-cell>
          <table:table-cell office:value-type="float" office:value="6448" calcext:value-type="float">
            <text:p>64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4T20:57:39.34" calcext:value-type="date">
            <text:p>March 2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FINANCER_BUYER_CONFIG_25032026_6</text:p>
          </table:table-cell>
          <table:table-cell office:value-type="float" office:value="6458" calcext:value-type="float">
            <text:p>64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5T20:11:30.28" calcext:value-type="date">
            <text:p>March 25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FINANCER_BUYER_CONFIG_2603202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6T17:09:46.18" calcext:value-type="date">
            <text:p>March 26, 2026</text:p>
          </table:table-cell>
          <table:table-cell table:number-columns-repeated="2" office:value-type="string" calcext:value-type="string">
            <text:p>NULL</text:p>
          </table:table-cell>
          <table:table-cell table:style-name="ce2" office:value-type="date" office:date-value="2026-03-26T17:18:47.763" calcext:value-type="date">
            <text:p>2026-03-26 17:18:47.763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FCM_FINANCER_BUYER_CONFIG_27032026_7</text:p>
          </table:table-cell>
          <table:table-cell office:value-type="float" office:value="6469" calcext:value-type="float">
            <text:p>64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7T19:03:37.113" calcext:value-type="date">
            <text:p>March 2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FINANCER_BUYER_CONFIG_HISTORY_18032026</text:p>
          </table:table-cell>
          <table:table-cell office:value-type="float" office:value="5621" calcext:value-type="float">
            <text:p>56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8T17:24:14.763" calcext:value-type="date">
            <text:p>March 18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FINANCER_BUYER_CONFIG_STG_02032026_3</text:p>
          </table:table-cell>
          <table:table-cell office:value-type="float" office:value="5722" calcext:value-type="float">
            <text:p>57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2T14:07:10.947" calcext:value-type="date">
            <text:p>March 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FCM_FINANCER_BUYER_CONFIG_STG_02032026_4</text:p>
          </table:table-cell>
          <table:table-cell office:value-type="float" office:value="5722" calcext:value-type="float">
            <text:p>57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2T15:37:12.29" calcext:value-type="date">
            <text:p>March 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489</text:p>
          </table:table-cell>
          <table:table-cell office:value-type="string" calcext:value-type="string">
            <text:p>FCM_FINANCER_BUYER_CONFIG_STG_04032026_4</text:p>
          </table:table-cell>
          <table:table-cell office:value-type="float" office:value="5722" calcext:value-type="float">
            <text:p>57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4T13:19:46.51" calcext:value-type="date">
            <text:p>March 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FINANCER_BUYER_CONFIG_STG_05032026_3</text:p>
          </table:table-cell>
          <table:table-cell office:value-type="float" office:value="5722" calcext:value-type="float">
            <text:p>57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5T22:31:37.44" calcext:value-type="date">
            <text:p>March 5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FINANCER_BUYER_CONFIG_STG_09032026_3</text:p>
          </table:table-cell>
          <table:table-cell office:value-type="float" office:value="5722" calcext:value-type="float">
            <text:p>57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9T16:36:22.58" calcext:value-type="date">
            <text:p>March 9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FCM_FINANCER_BUYER_CONFIG_STG_12032026_4</text:p>
          </table:table-cell>
          <table:table-cell office:value-type="float" office:value="5722" calcext:value-type="float">
            <text:p>57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2T21:11:12.287" calcext:value-type="date">
            <text:p>March 1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FCM_FINANCER_BUYER_CONFIG_STG_13032026_4</text:p>
          </table:table-cell>
          <table:table-cell office:value-type="float" office:value="5722" calcext:value-type="float">
            <text:p>57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3T19:09:08.02" calcext:value-type="date">
            <text:p>March 1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FINANCER_BUYER_CONFIG_STG_16032026_4</text:p>
          </table:table-cell>
          <table:table-cell office:value-type="float" office:value="5722" calcext:value-type="float">
            <text:p>57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6T14:10:08.93" calcext:value-type="date">
            <text:p>March 1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FCM_FINANCER_BUYER_CONFIG_STG_16032026_5</text:p>
          </table:table-cell>
          <table:table-cell office:value-type="float" office:value="5722" calcext:value-type="float">
            <text:p>57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6T20:04:11.82" calcext:value-type="date">
            <text:p>March 1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FINANCER_BUYER_CONFIG_STG_17032026_5</text:p>
          </table:table-cell>
          <table:table-cell office:value-type="float" office:value="5722" calcext:value-type="float">
            <text:p>57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7T16:55:26.443" calcext:value-type="date">
            <text:p>March 1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FINANCER_BUYER_CONFIG_STG_17032026_6</text:p>
          </table:table-cell>
          <table:table-cell office:value-type="float" office:value="5722" calcext:value-type="float">
            <text:p>57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7T17:34:08.91" calcext:value-type="date">
            <text:p>March 1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FINANCER_BUYER_CONFIG_STG_17032026_7</text:p>
          </table:table-cell>
          <table:table-cell office:value-type="float" office:value="5722" calcext:value-type="float">
            <text:p>57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7T20:05:45.073" calcext:value-type="date">
            <text:p>March 1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277</text:p>
          </table:table-cell>
          <table:table-cell office:value-type="string" calcext:value-type="string">
            <text:p>FCM_FINANCER_BUYER_CONFIG_STG_19032026</text:p>
          </table:table-cell>
          <table:table-cell office:value-type="float" office:value="5722" calcext:value-type="float">
            <text:p>57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9T17:25:19.757" calcext:value-type="date">
            <text:p>March 19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FINANCER_BUYER_CONFIG_STG_20032026</text:p>
          </table:table-cell>
          <table:table-cell office:value-type="float" office:value="5722" calcext:value-type="float">
            <text:p>57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0T15:41:29.72" calcext:value-type="date">
            <text:p>March 2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489</text:p>
          </table:table-cell>
          <table:table-cell office:value-type="string" calcext:value-type="string">
            <text:p>FCM_FINANCER_BUYER_CONFIG_STG_24032026_5</text:p>
          </table:table-cell>
          <table:table-cell office:value-type="float" office:value="5722" calcext:value-type="float">
            <text:p>57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4T16:54:02.327" calcext:value-type="date">
            <text:p>March 2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FINANCER_BUYER_CONFIG_STG_24032026_5</text:p>
          </table:table-cell>
          <table:table-cell office:value-type="float" office:value="5722" calcext:value-type="float">
            <text:p>57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4T17:16:29.273" calcext:value-type="date">
            <text:p>March 2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FINANCER_BUYER_CONFIG_STG_24032026_6</text:p>
          </table:table-cell>
          <table:table-cell office:value-type="float" office:value="5722" calcext:value-type="float">
            <text:p>57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4T19:03:27.013" calcext:value-type="date">
            <text:p>March 2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FINANCER_BUYER_CONFIG_STG_24032026_7</text:p>
          </table:table-cell>
          <table:table-cell office:value-type="float" office:value="5722" calcext:value-type="float">
            <text:p>57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4T20:57:39.377" calcext:value-type="date">
            <text:p>March 2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M_FINANCER_BUYER_CONFIG_STG_25032026_6</text:p>
          </table:table-cell>
          <table:table-cell office:value-type="float" office:value="5722" calcext:value-type="float">
            <text:p>57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5T20:11:30.327" calcext:value-type="date">
            <text:p>March 25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FCM_FINANCER_BUYER_CONFIG_STG_27032026_7</text:p>
          </table:table-cell>
          <table:table-cell office:value-type="float" office:value="5722" calcext:value-type="float">
            <text:p>57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7T19:03:37.167" calcext:value-type="date">
            <text:p>March 2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277</text:p>
          </table:table-cell>
          <table:table-cell office:value-type="string" calcext:value-type="string">
            <text:p>FCM_USER_ENTITY_BU_MAPPING_17032026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7T16:01:26.053" calcext:value-type="date">
            <text:p>March 1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S_MAIL_SCHEDULER_1603202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6T12:52:30.79" calcext:value-type="date">
            <text:p>March 1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S_MAIL_SCHEDULER_16032026_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6T17:50:15.557" calcext:value-type="date">
            <text:p>March 1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S_MAIL_SCHEDULER_1703202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7T03:57:01.64" calcext:value-type="date">
            <text:p>March 1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S_MAIL_SCHEDULER_17032026_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7T04:05:58.387" calcext:value-type="date">
            <text:p>March 1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S_USER_20260304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4T15:31:09.183" calcext:value-type="date">
            <text:p>March 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FCS_USER_STG_28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8T20:19:55.287" calcext:value-type="date">
            <text:p>March 28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CHARGE_CALC_DETAILS_1203202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2T03:38:48.44" calcext:value-type="date">
            <text:p>March 1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CHARGE_CALC_DETAILS_23032026_overdue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3T23:13:34.847" calcext:value-type="date">
            <text:p>March 23, 2026</text:p>
          </table:table-cell>
          <table:table-cell table:number-columns-repeated="2" office:value-type="string" calcext:value-type="string">
            <text:p>NULL</text:p>
          </table:table-cell>
          <table:table-cell table:style-name="ce2" office:value-type="date" office:date-value="2026-03-24T00:37:13.347" calcext:value-type="date">
            <text:p>2026-03-24 00:37:13.347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DUE_DATE_EXTN_DATA_10032026</text:p>
          </table:table-cell>
          <table:table-cell office:value-type="float" office:value="1361" calcext:value-type="float">
            <text:p>13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1T02:21:54.463" calcext:value-type="date">
            <text:p>March 1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DUE_DATE_EXTN_DATA_11032026</text:p>
          </table:table-cell>
          <table:table-cell office:value-type="float" office:value="1361" calcext:value-type="float">
            <text:p>13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2T00:25:58.057" calcext:value-type="date">
            <text:p>March 1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INTEREST_CALC_DETAILS_23032026_overdu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3T23:12:59.49" calcext:value-type="date">
            <text:p>March 2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FCT_JOCATA_DOCUMENT_FU_SYNC_LOG_1203202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2T17:17:41.96" calcext:value-type="date">
            <text:p>March 1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JOCATA_DOCUMENT_FU_SYNC_LOG_12032026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2T17:33:19.16" calcext:value-type="date">
            <text:p>March 1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JOCATA_DOCUMENT_FU_SYNC_LOG_13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3T23:57:28.32" calcext:value-type="date">
            <text:p>March 1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JOCATA_DOCUMENT_FU_SYNC_LOG_1603202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6T20:58:20.42" calcext:value-type="date">
            <text:p>March 1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JOCATA_DOCUMENT_FU_SYNC_LOG_1803202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8T12:40:58.84" calcext:value-type="date">
            <text:p>March 18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JOCATA_DOCUMENT_FU_SYNC_LOG_18032026_0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8T18:53:48.173" calcext:value-type="date">
            <text:p>March 18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JOCATA_DOCUMENT_FU_SYNC_LOG_18032026_03</text:p>
          </table:table-cell>
          <table:table-cell office:value-type="float" office:value="2287" calcext:value-type="float">
            <text:p>22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8T22:19:01.087" calcext:value-type="date">
            <text:p>March 18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277</text:p>
          </table:table-cell>
          <table:table-cell office:value-type="string" calcext:value-type="string">
            <text:p>FCT_JOCATA_DOCUMENT_FU_SYNC_LOG_18032026_04</text:p>
          </table:table-cell>
          <table:table-cell office:value-type="float" office:value="2349" calcext:value-type="float">
            <text:p>23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9T17:32:23.29" calcext:value-type="date">
            <text:p>March 19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277</text:p>
          </table:table-cell>
          <table:table-cell office:value-type="string" calcext:value-type="string">
            <text:p>FCT_JOCATA_DOCUMENT_FU_SYNC_LOG_19032026</text:p>
          </table:table-cell>
          <table:table-cell office:value-type="float" office:value="1940" calcext:value-type="float">
            <text:p>19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9T13:43:06.34" calcext:value-type="date">
            <text:p>March 19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JOCATA_DOCUMENT_FU_SYNC_LOG_19032026_03</text:p>
          </table:table-cell>
          <table:table-cell office:value-type="float" office:value="1295" calcext:value-type="float">
            <text:p>12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9T03:42:14.133" calcext:value-type="date">
            <text:p>March 19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277</text:p>
          </table:table-cell>
          <table:table-cell office:value-type="string" calcext:value-type="string">
            <text:p>FCT_JOCATA_DOCUMENT_FU_SYNC_LOG_19032026_1</text:p>
          </table:table-cell>
          <table:table-cell office:value-type="float" office:value="1924" calcext:value-type="float">
            <text:p>19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9T14:24:52.427" calcext:value-type="date">
            <text:p>March 19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277</text:p>
          </table:table-cell>
          <table:table-cell office:value-type="string" calcext:value-type="string">
            <text:p>FCT_JOCATA_DOCUMENT_FU_SYNC_LOG_19032026_2</text:p>
          </table:table-cell>
          <table:table-cell office:value-type="float" office:value="2131" calcext:value-type="float">
            <text:p>21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9T15:04:16.723" calcext:value-type="date">
            <text:p>March 19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277</text:p>
          </table:table-cell>
          <table:table-cell office:value-type="string" calcext:value-type="string">
            <text:p>FCT_JOCATA_DOCUMENT_FU_SYNC_LOG_19032026_3</text:p>
          </table:table-cell>
          <table:table-cell office:value-type="float" office:value="1938" calcext:value-type="float">
            <text:p>19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9T16:50:39.84" calcext:value-type="date">
            <text:p>March 19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NACH_FILE_MST_12032026_1</text:p>
          </table:table-cell>
          <table:table-cell office:value-type="float" office:value="4545" calcext:value-type="float">
            <text:p>4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2T03:08:47.167" calcext:value-type="date">
            <text:p>March 1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NACH_FILE_MST_14032026_1</text:p>
          </table:table-cell>
          <table:table-cell office:value-type="float" office:value="4549" calcext:value-type="float">
            <text:p>45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4T06:10:31.35" calcext:value-type="date">
            <text:p>March 1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FCT_NACH_FILE_MST_18032026_2</text:p>
          </table:table-cell>
          <table:table-cell office:value-type="float" office:value="4553" calcext:value-type="float">
            <text:p>45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8T21:25:16.367" calcext:value-type="date">
            <text:p>March 18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CHARGE_CALC_DETAILS_1203202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2T03:38:48.503" calcext:value-type="date">
            <text:p>March 1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CHARGE_CALC_DETAILS_23032026_overdue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3T23:13:34.913" calcext:value-type="date">
            <text:p>March 2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INTEREST_CALC_DETAILS_13032026_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26-03-14T01:45:56.593" calcext:value-type="date">
            <text:p>March 1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INTEREST_CALC_DETAILS_16032026_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26-03-16T22:20:27.63" calcext:value-type="date">
            <text:p>March 1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INTEREST_CALC_DETAILS_23032026_overdu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3T23:13:03.747" calcext:value-type="date">
            <text:p>March 2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REAREND_CHARGE_CALC_DETAILS_23032026_overdue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3T23:14:18.613" calcext:value-type="date">
            <text:p>March 2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277</text:p>
          </table:table-cell>
          <table:table-cell office:value-type="string" calcext:value-type="string">
            <text:p>FCT_PART_SETTLEMENT_MST_0303202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3T09:34:34.683" calcext:value-type="date">
            <text:p>March 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SETTLEMENT_MST_03032026</text:p>
          </table:table-cell>
          <table:table-cell office:value-type="float" office:value="5503" calcext:value-type="float">
            <text:p>55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3T22:13:22.87" calcext:value-type="date">
            <text:p>March 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SETTLEMENT_MST_04032026</text:p>
          </table:table-cell>
          <table:table-cell office:value-type="float" office:value="3917" calcext:value-type="float">
            <text:p>39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4T22:41:30.643" calcext:value-type="date">
            <text:p>March 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SETTLEMENT_MST_04032026_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26-03-04T12:58:10.03" calcext:value-type="date">
            <text:p>March 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SETTLEMENT_MST_05032026</text:p>
          </table:table-cell>
          <table:table-cell office:value-type="float" office:value="7154" calcext:value-type="float">
            <text:p>71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5T22:43:12.733" calcext:value-type="date">
            <text:p>March 5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SETTLEMENT_MST_06032026</text:p>
          </table:table-cell>
          <table:table-cell office:value-type="float" office:value="4589" calcext:value-type="float">
            <text:p>45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6T23:37:18.213" calcext:value-type="date">
            <text:p>March 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SETTLEMENT_MST_11032026</text:p>
          </table:table-cell>
          <table:table-cell office:value-type="float" office:value="5983" calcext:value-type="float">
            <text:p>5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1T22:40:38.593" calcext:value-type="date">
            <text:p>March 1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SETTLEMENT_MST_12032026</text:p>
          </table:table-cell>
          <table:table-cell office:value-type="float" office:value="7011" calcext:value-type="float">
            <text:p>7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2T23:24:22.62" calcext:value-type="date">
            <text:p>March 1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SETTLEMENT_MST_13032026_5</text:p>
          </table:table-cell>
          <table:table-cell office:value-type="float" office:value="5654" calcext:value-type="float">
            <text:p>56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4T01:38:00.247" calcext:value-type="date">
            <text:p>March 1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SETTLEMENT_MST_16032026_5</text:p>
          </table:table-cell>
          <table:table-cell office:value-type="float" office:value="7283" calcext:value-type="float">
            <text:p>72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6T22:12:44.52" calcext:value-type="date">
            <text:p>March 1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SETTLEMENT_MST_17032026_5</text:p>
          </table:table-cell>
          <table:table-cell office:value-type="float" office:value="7469" calcext:value-type="float">
            <text:p>74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7T22:37:13.7" calcext:value-type="date">
            <text:p>March 1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SETTLEMENT_MST_20032026</text:p>
          </table:table-cell>
          <table:table-cell office:value-type="float" office:value="6823" calcext:value-type="float">
            <text:p>68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0T21:07:04.93" calcext:value-type="date">
            <text:p>March 2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SETTLEMENT_MST_23032026</text:p>
          </table:table-cell>
          <table:table-cell office:value-type="float" office:value="7982" calcext:value-type="float">
            <text:p>7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3T22:19:47.79" calcext:value-type="date">
            <text:p>March 2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SETTLEMENT_MST_23032026_overdue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3T23:12:06.723" calcext:value-type="date">
            <text:p>March 2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SETTLEMENT_MST_24032026</text:p>
          </table:table-cell>
          <table:table-cell office:value-type="float" office:value="7938" calcext:value-type="float">
            <text:p>79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4T23:04:42.27" calcext:value-type="date">
            <text:p>March 2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SETTLEMENT_MST_24032026_2</text:p>
          </table:table-cell>
          <table:table-cell office:value-type="float" office:value="7938" calcext:value-type="float">
            <text:p>79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4T23:15:12.783" calcext:value-type="date">
            <text:p>March 2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SETTLEMENT_MST_25032026</text:p>
          </table:table-cell>
          <table:table-cell office:value-type="float" office:value="7889" calcext:value-type="float">
            <text:p>78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5T23:01:10.02" calcext:value-type="date">
            <text:p>March 25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SETTLEMENT_MST_25032026_2</text:p>
          </table:table-cell>
          <table:table-cell office:value-type="float" office:value="7889" calcext:value-type="float">
            <text:p>78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5T23:15:41.423" calcext:value-type="date">
            <text:p>March 25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SETTLEMENT_MST_27032026</text:p>
          </table:table-cell>
          <table:table-cell office:value-type="float" office:value="7251" calcext:value-type="float">
            <text:p>72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7T22:30:39.013" calcext:value-type="date">
            <text:p>March 2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PART_SETTLEMENT_MST_27032026_2</text:p>
          </table:table-cell>
          <table:table-cell office:value-type="float" office:value="7251" calcext:value-type="float">
            <text:p>72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7T22:46:54.643" calcext:value-type="date">
            <text:p>March 2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FCT_PART_SETTLEMENT_MST_28032026_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31T03:55:46.157" calcext:value-type="date">
            <text:p>March 3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441</text:p>
          </table:table-cell>
          <table:table-cell office:value-type="string" calcext:value-type="string">
            <text:p>FCT_PART_SETTLEMENT_MST_28032026_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8T18:09:45.737" calcext:value-type="date">
            <text:p>March 28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FCT_PART_SETTLEMENT_MST_31032026_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31T16:32:01.92" calcext:value-type="date">
            <text:p>March 3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REAREND_CHARGE_CALC_DETAILS_23032026_overdue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3T23:14:18.51" calcext:value-type="date">
            <text:p>March 2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277</text:p>
          </table:table-cell>
          <table:table-cell office:value-type="string" calcext:value-type="string">
            <text:p>FCT_SETTLEMENT_MST_0303202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3T09:34:24.63" calcext:value-type="date">
            <text:p>March 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SETTLEMENT_MST_03032026</text:p>
          </table:table-cell>
          <table:table-cell office:value-type="float" office:value="5366" calcext:value-type="float">
            <text:p>53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3T22:13:22.603" calcext:value-type="date">
            <text:p>March 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SETTLEMENT_MST_04032026</text:p>
          </table:table-cell>
          <table:table-cell office:value-type="float" office:value="3757" calcext:value-type="float">
            <text:p>37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4T22:41:29.76" calcext:value-type="date">
            <text:p>March 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SETTLEMENT_MST_04032026_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26-03-04T12:58:00.43" calcext:value-type="date">
            <text:p>March 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SETTLEMENT_MST_05032026</text:p>
          </table:table-cell>
          <table:table-cell office:value-type="float" office:value="6965" calcext:value-type="float">
            <text:p>69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5T22:43:12.46" calcext:value-type="date">
            <text:p>March 5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SETTLEMENT_MST_06032026</text:p>
          </table:table-cell>
          <table:table-cell office:value-type="float" office:value="4421" calcext:value-type="float">
            <text:p>44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6T23:37:17.94" calcext:value-type="date">
            <text:p>March 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SETTLEMENT_MST_11032026</text:p>
          </table:table-cell>
          <table:table-cell office:value-type="float" office:value="5816" calcext:value-type="float">
            <text:p>58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1T22:40:38.307" calcext:value-type="date">
            <text:p>March 1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SETTLEMENT_MST_12032026</text:p>
          </table:table-cell>
          <table:table-cell office:value-type="float" office:value="6723" calcext:value-type="float">
            <text:p>67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2T23:24:22.337" calcext:value-type="date">
            <text:p>March 1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SETTLEMENT_MST_13032026_5</text:p>
          </table:table-cell>
          <table:table-cell office:value-type="float" office:value="5479" calcext:value-type="float">
            <text:p>54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4T01:37:59.937" calcext:value-type="date">
            <text:p>March 1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SETTLEMENT_MST_16032026_5</text:p>
          </table:table-cell>
          <table:table-cell office:value-type="float" office:value="7073" calcext:value-type="float">
            <text:p>70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6T22:12:44.21" calcext:value-type="date">
            <text:p>March 1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SETTLEMENT_MST_17032026_5</text:p>
          </table:table-cell>
          <table:table-cell office:value-type="float" office:value="7262" calcext:value-type="float">
            <text:p>72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7T22:37:13.01" calcext:value-type="date">
            <text:p>March 1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SETTLEMENT_MST_18032026</text:p>
          </table:table-cell>
          <table:table-cell office:value-type="float" office:value="8771" calcext:value-type="float">
            <text:p>87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8T22:46:02.29" calcext:value-type="date">
            <text:p>March 18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SETTLEMENT_MST_20032026</text:p>
          </table:table-cell>
          <table:table-cell office:value-type="float" office:value="6575" calcext:value-type="float">
            <text:p>65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0T21:07:04.527" calcext:value-type="date">
            <text:p>March 2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SETTLEMENT_MST_23032026</text:p>
          </table:table-cell>
          <table:table-cell office:value-type="float" office:value="7768" calcext:value-type="float">
            <text:p>77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3T22:19:47.493" calcext:value-type="date">
            <text:p>March 2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SETTLEMENT_MST_23032026_overdue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3T23:12:11.71" calcext:value-type="date">
            <text:p>March 23, 2026</text:p>
          </table:table-cell>
          <table:table-cell table:number-columns-repeated="2" office:value-type="string" calcext:value-type="string">
            <text:p>NULL</text:p>
          </table:table-cell>
          <table:table-cell table:style-name="ce2" office:value-type="date" office:date-value="2026-03-24T00:24:43.63" calcext:value-type="date">
            <text:p>2026-03-24 00:24:43.630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SETTLEMENT_MST_24032026</text:p>
          </table:table-cell>
          <table:table-cell office:value-type="float" office:value="7724" calcext:value-type="float">
            <text:p>77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4T23:04:39.09" calcext:value-type="date">
            <text:p>March 2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SETTLEMENT_MST_25032026</text:p>
          </table:table-cell>
          <table:table-cell office:value-type="float" office:value="7703" calcext:value-type="float">
            <text:p>77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5T23:01:09.703" calcext:value-type="date">
            <text:p>March 25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SETTLEMENT_MST_26032026</text:p>
          </table:table-cell>
          <table:table-cell office:value-type="float" office:value="9178" calcext:value-type="float">
            <text:p>91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6T21:32:24.807" calcext:value-type="date">
            <text:p>March 2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CT_SETTLEMENT_MST_27032026</text:p>
          </table:table-cell>
          <table:table-cell office:value-type="float" office:value="6953" calcext:value-type="float">
            <text:p>69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7T22:30:38.573" calcext:value-type="date">
            <text:p>March 2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FCT_SETTLEMENT_MST_28032026_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31T03:55:46.017" calcext:value-type="date">
            <text:p>March 3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441</text:p>
          </table:table-cell>
          <table:table-cell office:value-type="string" calcext:value-type="string">
            <text:p>FCT_SETTLEMENT_MST_28032026_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8T18:09:35.447" calcext:value-type="date">
            <text:p>March 28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FCT_SETTLEMENT_MST_31032026_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31T16:31:49.69" calcext:value-type="date">
            <text:p>March 3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U_BULK_UPLOAD_MAIN_2403202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4T14:48:54.897" calcext:value-type="date">
            <text:p>March 2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503</text:p>
          </table:table-cell>
          <table:table-cell office:value-type="string" calcext:value-type="string">
            <text:p>FU_BULK_UPLOAD_MAIN_27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7T13:05:12.007" calcext:value-type="date">
            <text:p>March 2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503</text:p>
          </table:table-cell>
          <table:table-cell office:value-type="string" calcext:value-type="string">
            <text:p>FU_BULK_UPLOAD_MAIN_31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31T12:23:38.533" calcext:value-type="date">
            <text:p>March 3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FU_RECOVERY_7Mar202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7T22:45:32.567" calcext:value-type="date">
            <text:p>March 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ISIP_ASYNC_NOTIFICATION_SCHEDULER_2803202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8T17:09:53.757" calcext:value-type="date">
            <text:p>March 28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618206</text:p>
          </table:table-cell>
          <table:table-cell office:value-type="string" calcext:value-type="string">
            <text:p>ISIP_DOCUMENT_STORAGE_MAP_23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3T10:40:15.637" calcext:value-type="date">
            <text:p>March 2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ISIP_ENTITY_CUSTOMIZATIONS_06032026</text:p>
          </table:table-cell>
          <table:table-cell office:value-type="float" office:value="15024" calcext:value-type="float">
            <text:p>15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6T19:55:17.07" calcext:value-type="date">
            <text:p>March 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441</text:p>
          </table:table-cell>
          <table:table-cell office:value-type="string" calcext:value-type="string">
            <text:p>ISIP_ENTITY_CUSTOMIZATIONS_07032026</text:p>
          </table:table-cell>
          <table:table-cell office:value-type="float" office:value="15047" calcext:value-type="float">
            <text:p>15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7T16:24:48.523" calcext:value-type="date">
            <text:p>March 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ISIP_ENTITY_CUSTOMIZATIONS_16032026</text:p>
          </table:table-cell>
          <table:table-cell office:value-type="float" office:value="15290" calcext:value-type="float">
            <text:p>152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6T11:15:10.86" calcext:value-type="date">
            <text:p>March 1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ISIP_ENTITY_CUSTOMIZATIONS_16032026_1</text:p>
          </table:table-cell>
          <table:table-cell office:value-type="float" office:value="15339" calcext:value-type="float">
            <text:p>15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6T14:16:24.033" calcext:value-type="date">
            <text:p>March 1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ISIP_ENTITY_CUSTOMIZATIONS_18032026</text:p>
          </table:table-cell>
          <table:table-cell office:value-type="float" office:value="15476" calcext:value-type="float">
            <text:p>154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8T11:51:34.443" calcext:value-type="date">
            <text:p>March 18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ISIP_ENTITY_CUSTOMIZATIONS_18032026_3</text:p>
          </table:table-cell>
          <table:table-cell office:value-type="float" office:value="15484" calcext:value-type="float">
            <text:p>154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8T13:34:45.24" calcext:value-type="date">
            <text:p>March 18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ISIP_ENTITY_CUSTOMIZATIONS_19032026</text:p>
          </table:table-cell>
          <table:table-cell office:value-type="float" office:value="15742" calcext:value-type="float">
            <text:p>157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9T19:08:42.487" calcext:value-type="date">
            <text:p>March 19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ISIP_ENTITY_CUSTOMIZATIONS_20260304_1</text:p>
          </table:table-cell>
          <table:table-cell office:value-type="float" office:value="14826" calcext:value-type="float">
            <text:p>148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4T14:15:34.583" calcext:value-type="date">
            <text:p>March 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ISIP_ENTITY_CUSTOMIZATIONS_20260305</text:p>
          </table:table-cell>
          <table:table-cell office:value-type="float" office:value="14828" calcext:value-type="float">
            <text:p>14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5T15:59:31.907" calcext:value-type="date">
            <text:p>March 5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278</text:p>
          </table:table-cell>
          <table:table-cell office:value-type="string" calcext:value-type="string">
            <text:p>ISIP_ENTITY_CUSTOMIZATIONS_20260311</text:p>
          </table:table-cell>
          <table:table-cell office:value-type="float" office:value="15243" calcext:value-type="float">
            <text:p>152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1T18:17:20.737" calcext:value-type="date">
            <text:p>March 1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ISIP_ENTITY_CUSTOMIZATIONS_20260323</text:p>
          </table:table-cell>
          <table:table-cell office:value-type="float" office:value="15791" calcext:value-type="float">
            <text:p>157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3T13:34:20.463" calcext:value-type="date">
            <text:p>March 2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441</text:p>
          </table:table-cell>
          <table:table-cell office:value-type="string" calcext:value-type="string">
            <text:p>ISIP_ENTITY_CUSTOMIZATIONS_24032026_3</text:p>
          </table:table-cell>
          <table:table-cell office:value-type="float" office:value="15841" calcext:value-type="float">
            <text:p>158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4T18:39:55.83" calcext:value-type="date">
            <text:p>March 2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441</text:p>
          </table:table-cell>
          <table:table-cell office:value-type="string" calcext:value-type="string">
            <text:p>ISIP_ENTITY_CUSTOMIZATIONS_28032026_3</text:p>
          </table:table-cell>
          <table:table-cell office:value-type="float" office:value="15891" calcext:value-type="float">
            <text:p>158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8T14:51:43.04" calcext:value-type="date">
            <text:p>March 28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ISIP_ENTITY_CUSTOMIZATIONS_28260323</text:p>
          </table:table-cell>
          <table:table-cell office:value-type="float" office:value="15917" calcext:value-type="float">
            <text:p>159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8T19:54:53.52" calcext:value-type="date">
            <text:p>March 28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503</text:p>
          </table:table-cell>
          <table:table-cell office:value-type="string" calcext:value-type="string">
            <text:p>ISIP_ENTITY_CUSTOMIZATIONS_30032026</text:p>
          </table:table-cell>
          <table:table-cell office:value-type="float" office:value="15966" calcext:value-type="float">
            <text:p>159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30T16:02:08.56" calcext:value-type="date">
            <text:p>March 3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ISIP_ENTITY_CUSTOMIZATIONS_30260323</text:p>
          </table:table-cell>
          <table:table-cell office:value-type="float" office:value="15968" calcext:value-type="float">
            <text:p>159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30T19:09:20.01" calcext:value-type="date">
            <text:p>March 3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ISIP_FINANCIER_BUYER_BU_SETTLEMENT_CONFIGURATION_23Mar2026</text:p>
          </table:table-cell>
          <table:table-cell office:value-type="float" office:value="6098" calcext:value-type="float">
            <text:p>60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3T16:01:55.29" calcext:value-type="date">
            <text:p>March 2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ISIP_FINANCIER_BUYER_BU_SETTLEMENT_CONFIGURATION_HISTORY_18032026</text:p>
          </table:table-cell>
          <table:table-cell office:value-type="float" office:value="5482" calcext:value-type="float">
            <text:p>54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8T17:24:52.913" calcext:value-type="date">
            <text:p>March 18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ISIP_FU_BULK_UPLOAD_LOG_16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6T17:36:29.497" calcext:value-type="date">
            <text:p>March 1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ISIP_NACH_INPUT_FILE_DET_12032026</text:p>
          </table:table-cell>
          <table:table-cell office:value-type="float" office:value="159" calcext:value-type="float">
            <text:p>1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2T03:15:36.9" calcext:value-type="date">
            <text:p>March 1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ISIP_NACH_INPUT_FILE_DET_14032026</text:p>
          </table:table-cell>
          <table:table-cell office:value-type="float" office:value="161" calcext:value-type="float">
            <text:p>1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4T06:41:32.223" calcext:value-type="date">
            <text:p>March 1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ISIP_NACH_RESPONSE_FILE_DET_21032026</text:p>
          </table:table-cell>
          <table:table-cell office:value-type="float" office:value="173" calcext:value-type="float">
            <text:p>1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1T22:15:22.61" calcext:value-type="date">
            <text:p>March 2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isip_onboarding_data_inputs_24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4T16:42:36.963" calcext:value-type="date">
            <text:p>March 2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isip_onboarding_master_02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2T11:26:29.577" calcext:value-type="date">
            <text:p>March 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isip_onboarding_master_04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4T13:43:58.03" calcext:value-type="date">
            <text:p>March 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isip_onboarding_master_04032026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4T15:00:07.067" calcext:value-type="date">
            <text:p>March 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isip_onboarding_master_05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5T14:09:20.45" calcext:value-type="date">
            <text:p>March 5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isip_onboarding_master_05032026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5T14:16:13.543" calcext:value-type="date">
            <text:p>March 5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isip_onboarding_master_06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6T09:28:31.777" calcext:value-type="date">
            <text:p>March 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isip_onboarding_master_09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9T15:32:51.957" calcext:value-type="date">
            <text:p>March 9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278</text:p>
          </table:table-cell>
          <table:table-cell office:value-type="string" calcext:value-type="string">
            <text:p>isip_onboarding_master_11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1T14:30:09.787" calcext:value-type="date">
            <text:p>March 1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489</text:p>
          </table:table-cell>
          <table:table-cell office:value-type="string" calcext:value-type="string">
            <text:p>isip_onboarding_master_12022026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31T17:52:33.673" calcext:value-type="date">
            <text:p>March 3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isip_onboarding_master_12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2T15:33:03.497" calcext:value-type="date">
            <text:p>March 1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441</text:p>
          </table:table-cell>
          <table:table-cell office:value-type="string" calcext:value-type="string">
            <text:p>isip_onboarding_master_12032026_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2T18:04:04.24" calcext:value-type="date">
            <text:p>March 1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isip_onboarding_master_13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3T10:14:51.623" calcext:value-type="date">
            <text:p>March 1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isip_onboarding_master_16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6T14:12:56.003" calcext:value-type="date">
            <text:p>March 1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isip_onboarding_master_16032026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6T16:00:57.46" calcext:value-type="date">
            <text:p>March 1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isip_onboarding_master_17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7T15:25:32.723" calcext:value-type="date">
            <text:p>March 1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isip_onboarding_master_18032026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8T12:42:30.493" calcext:value-type="date">
            <text:p>March 18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isip_onboarding_master_18032026_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8T15:58:18.6" calcext:value-type="date">
            <text:p>March 18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isip_onboarding_master_19032026_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9T23:21:55.34" calcext:value-type="date">
            <text:p>March 19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isip_onboarding_master_19032026_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9T23:35:54.43" calcext:value-type="date">
            <text:p>March 19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isip_onboarding_master_20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0T16:25:49.97" calcext:value-type="date">
            <text:p>March 2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isip_onboarding_master_20032026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0T16:29:37.93" calcext:value-type="date">
            <text:p>March 2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isip_onboarding_master_23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3T20:54:40.353" calcext:value-type="date">
            <text:p>March 2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isip_onboarding_master_25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5T09:46:23.27" calcext:value-type="date">
            <text:p>March 25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isip_onboarding_master_25032026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5T09:55:26.88" calcext:value-type="date">
            <text:p>March 25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441</text:p>
          </table:table-cell>
          <table:table-cell office:value-type="string" calcext:value-type="string">
            <text:p>isip_onboarding_master_25032026_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5T14:17:35.327" calcext:value-type="date">
            <text:p>March 25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isip_onboarding_master_25032026_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5T13:02:04.697" calcext:value-type="date">
            <text:p>March 25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isip_onboarding_master_25032026_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5T14:51:11.193" calcext:value-type="date">
            <text:p>March 25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503</text:p>
          </table:table-cell>
          <table:table-cell office:value-type="string" calcext:value-type="string">
            <text:p>isip_onboarding_master_26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6T12:04:34.17" calcext:value-type="date">
            <text:p>March 26, 2026</text:p>
          </table:table-cell>
          <table:table-cell table:number-columns-repeated="2" office:value-type="string" calcext:value-type="string">
            <text:p>NULL</text:p>
          </table:table-cell>
          <table:table-cell table:style-name="ce2" office:value-type="date" office:date-value="2026-03-26T12:15:27.837" calcext:value-type="date">
            <text:p>2026-03-26 12:15:27.837</text:p>
          </table:table-cell>
        </table:table-row>
        <table:table-row table:style-name="ro1">
          <table:table-cell office:value-type="string" calcext:value-type="string">
            <text:p>ATREDS\TPAT00503</text:p>
          </table:table-cell>
          <table:table-cell office:value-type="string" calcext:value-type="string">
            <text:p>isip_onboarding_master_26032026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6T18:01:33.24" calcext:value-type="date">
            <text:p>March 2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277</text:p>
          </table:table-cell>
          <table:table-cell office:value-type="string" calcext:value-type="string">
            <text:p>isip_onboarding_master_27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7T09:53:45.637" calcext:value-type="date">
            <text:p>March 2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277</text:p>
          </table:table-cell>
          <table:table-cell office:value-type="string" calcext:value-type="string">
            <text:p>isip_onboarding_master_27032026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7T11:52:16.4" calcext:value-type="date">
            <text:p>March 2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503</text:p>
          </table:table-cell>
          <table:table-cell office:value-type="string" calcext:value-type="string">
            <text:p>isip_onboarding_master_30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30T11:14:19.43" calcext:value-type="date">
            <text:p>March 30, 2026</text:p>
          </table:table-cell>
          <table:table-cell table:number-columns-repeated="2" office:value-type="string" calcext:value-type="string">
            <text:p>NULL</text:p>
          </table:table-cell>
          <table:table-cell table:style-name="ce2" office:value-type="date" office:date-value="2026-03-30T11:18:50.11" calcext:value-type="date">
            <text:p>2026-03-30 11:18:50.110</text:p>
          </table:table-cell>
        </table:table-row>
        <table:table-row table:style-name="ro1">
          <table:table-cell office:value-type="string" calcext:value-type="string">
            <text:p>ATREDS\TPAT00489</text:p>
          </table:table-cell>
          <table:table-cell office:value-type="string" calcext:value-type="string">
            <text:p>isip_onboarding_master_31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31T18:43:48.377" calcext:value-type="date">
            <text:p>March 3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503</text:p>
          </table:table-cell>
          <table:table-cell office:value-type="string" calcext:value-type="string">
            <text:p>isip_onboarding_master_31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31T11:58:27.327" calcext:value-type="date">
            <text:p>March 3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489</text:p>
          </table:table-cell>
          <table:table-cell office:value-type="string" calcext:value-type="string">
            <text:p>isip_onboarding_master_31032026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31T18:53:53.883" calcext:value-type="date">
            <text:p>March 3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ISIP_SIGNING_STATUS_1203202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2T12:55:32.1" calcext:value-type="date">
            <text:p>March 1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ISIP_SIGNING_STATUS_1803202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8T12:36:23.137" calcext:value-type="date">
            <text:p>March 18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ISIP_SIGNING_STATUS_2003202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0T15:31:46.627" calcext:value-type="date">
            <text:p>March 2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ISIP_SIGNING_STATUS_20032026_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0T15:37:26.417" calcext:value-type="date">
            <text:p>March 2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503</text:p>
          </table:table-cell>
          <table:table-cell office:value-type="string" calcext:value-type="string">
            <text:p>ISIP_SIGNING_STATUS_2703202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7T16:12:40.58" calcext:value-type="date">
            <text:p>March 27, 2026</text:p>
          </table:table-cell>
          <table:table-cell table:number-columns-repeated="2" office:value-type="string" calcext:value-type="string">
            <text:p>NULL</text:p>
          </table:table-cell>
          <table:table-cell table:style-name="ce2" office:value-type="date" office:date-value="2026-03-27T16:14:01.823" calcext:value-type="date">
            <text:p>2026-03-27 16:14:01.823</text:p>
          </table:table-cell>
        </table:table-row>
        <table:table-row table:style-name="ro1">
          <table:table-cell office:value-type="string" calcext:value-type="string">
            <text:p>ATREDS\TPAT00277</text:p>
          </table:table-cell>
          <table:table-cell office:value-type="string" calcext:value-type="string">
            <text:p>ISIP_SIGNING_STATUS_2803202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8T14:23:45.857" calcext:value-type="date">
            <text:p>March 28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277</text:p>
          </table:table-cell>
          <table:table-cell office:value-type="string" calcext:value-type="string">
            <text:p>ISIP_SIGNING_STATUS_28032026_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8T15:23:56.107" calcext:value-type="date">
            <text:p>March 28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503</text:p>
          </table:table-cell>
          <table:table-cell office:value-type="string" calcext:value-type="string">
            <text:p>ISIP_SIGNING_STATUS_31032026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31T12:42:28.883" calcext:value-type="date">
            <text:p>March 3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OB_REGISTRATION_DETAILS_16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6T16:23:22.633" calcext:value-type="date">
            <text:p>March 1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OB_REGISTRATION_DETAILS_24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4T12:43:35.417" calcext:value-type="date">
            <text:p>March 2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0203202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2T16:05:17.363" calcext:value-type="date">
            <text:p>March 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02032026_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2T23:45:05.29" calcext:value-type="date">
            <text:p>March 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RCT_FACTORING_UNIT_BATCH_03032026</text:p>
          </table:table-cell>
          <table:table-cell office:value-type="float" office:value="191" calcext:value-type="float">
            <text:p>1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3T23:03:13.7" calcext:value-type="date">
            <text:p>March 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277</text:p>
          </table:table-cell>
          <table:table-cell office:value-type="string" calcext:value-type="string">
            <text:p>RCT_FACTORING_UNIT_BATCH_03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3T09:34:24.617" calcext:value-type="date">
            <text:p>March 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RCT_FACTORING_UNIT_BATCH_03032026_1</text:p>
          </table:table-cell>
          <table:table-cell office:value-type="float" office:value="191" calcext:value-type="float">
            <text:p>1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3T23:04:21.08" calcext:value-type="date">
            <text:p>March 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RCT_FACTORING_UNIT_BATCH_03032026_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3T22:51:31.933" calcext:value-type="date">
            <text:p>March 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04032026_111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5T00:05:59.623" calcext:value-type="date">
            <text:p>March 5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04032026_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4T12:58:00.41" calcext:value-type="date">
            <text:p>March 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05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5T01:12:12.733" calcext:value-type="date">
            <text:p>March 5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05032026_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5T23:45:57.843" calcext:value-type="date">
            <text:p>March 5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RCT_FACTORING_UNIT_BATCH_06032026_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6T23:09:00.277" calcext:value-type="date">
            <text:p>March 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06032026_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7T01:05:31.467" calcext:value-type="date">
            <text:p>March 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RCT_FACTORING_UNIT_BATCH_07032026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7T17:27:37.613" calcext:value-type="date">
            <text:p>March 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07032026_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7T23:46:14.527" calcext:value-type="date">
            <text:p>March 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08032026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8T01:02:53.88" calcext:value-type="date">
            <text:p>March 8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09032026_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9T22:46:54.14" calcext:value-type="date">
            <text:p>March 9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10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0T10:50:29.7" calcext:value-type="date">
            <text:p>March 1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RCT_FACTORING_UNIT_BATCH_10032026_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0T21:05:00.727" calcext:value-type="date">
            <text:p>March 1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10032026_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1T00:31:22.427" calcext:value-type="date">
            <text:p>March 1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RCT_FACTORING_UNIT_BATCH_11032026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1T16:33:55.45" calcext:value-type="date">
            <text:p>March 1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11032026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1T01:28:51.523" calcext:value-type="date">
            <text:p>March 1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11032026_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2T00:22:42.62" calcext:value-type="date">
            <text:p>March 1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12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2T21:47:59.03" calcext:value-type="date">
            <text:p>March 1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12032026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2T05:06:53.403" calcext:value-type="date">
            <text:p>March 1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12032026_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2T17:11:13.88" calcext:value-type="date">
            <text:p>March 1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13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3T15:53:41.703" calcext:value-type="date">
            <text:p>March 1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RCT_FACTORING_UNIT_BATCH_13032026__2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3T21:55:11.897" calcext:value-type="date">
            <text:p>March 1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13032026_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4T01:34:41.837" calcext:value-type="date">
            <text:p>March 1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13032026_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3T00:43:08.847" calcext:value-type="date">
            <text:p>March 1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1403202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4T06:18:22.49" calcext:value-type="date">
            <text:p>March 1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15032026_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5T10:42:15.417" calcext:value-type="date">
            <text:p>March 15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16032026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6T21:32:06.847" calcext:value-type="date">
            <text:p>March 1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RCT_FACTORING_UNIT_BATCH_16032026_1</text:p>
          </table:table-cell>
          <table:table-cell office:value-type="float" office:value="390" calcext:value-type="float">
            <text:p>3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6T21:27:30.273" calcext:value-type="date">
            <text:p>March 1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16032026_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6T23:55:17.483" calcext:value-type="date">
            <text:p>March 1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16032026_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6T16:12:19.64" calcext:value-type="date">
            <text:p>March 1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1702202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5T00:11:55.43" calcext:value-type="date">
            <text:p>March 5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RCT_FACTORING_UNIT_BATCH_17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7T22:30:32.68" calcext:value-type="date">
            <text:p>March 1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170320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26-03-17T01:38:47.083" calcext:value-type="date">
            <text:p>March 1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17032026_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7T01:39:23.583" calcext:value-type="date">
            <text:p>March 1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18032026_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8T00:20:35.11" calcext:value-type="date">
            <text:p>March 18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RCT_FACTORING_UNIT_BATCH_1903202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9T23:02:35.39" calcext:value-type="date">
            <text:p>March 19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19032026_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9T03:15:21.443" calcext:value-type="date">
            <text:p>March 19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RCT_FACTORING_UNIT_BATCH_19032026_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9T22:59:58.78" calcext:value-type="date">
            <text:p>March 19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19032026_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9T02:25:46.323" calcext:value-type="date">
            <text:p>March 19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RCT_FACTORING_UNIT_BATCH_20032026</text:p>
          </table:table-cell>
          <table:table-cell office:value-type="float" office:value="174" calcext:value-type="float">
            <text:p>1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0T20:43:38.21" calcext:value-type="date">
            <text:p>March 2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RCT_FACTORING_UNIT_BATCH_20032026_2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0T20:49:30.117" calcext:value-type="date">
            <text:p>March 2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RCT_FACTORING_UNIT_BATCH_20032026_3</text:p>
          </table:table-cell>
          <table:table-cell office:value-type="float" office:value="406" calcext:value-type="float">
            <text:p>4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0T20:51:55.28" calcext:value-type="date">
            <text:p>March 2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20032026_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0T22:53:25.47" calcext:value-type="date">
            <text:p>March 2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202606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6T23:24:29.357" calcext:value-type="date">
            <text:p>March 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21032026_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1T23:50:36.167" calcext:value-type="date">
            <text:p>March 2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22032026_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2T00:12:37.39" calcext:value-type="date">
            <text:p>March 2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23032026</text:p>
          </table:table-cell>
          <table:table-cell office:value-type="float" office:value="174" calcext:value-type="float">
            <text:p>1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3T16:33:08.647" calcext:value-type="date">
            <text:p>March 2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23032026_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3T21:00:57.217" calcext:value-type="date">
            <text:p>March 2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RCT_FACTORING_UNIT_BATCH_23032026_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3T17:25:46.317" calcext:value-type="date">
            <text:p>March 2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23032026_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4T00:52:44.03" calcext:value-type="date">
            <text:p>March 2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23062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3T15:48:35.793" calcext:value-type="date">
            <text:p>March 1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24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4T15:00:56.563" calcext:value-type="date">
            <text:p>March 2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24032026_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4T16:30:31.357" calcext:value-type="date">
            <text:p>March 2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24032026_4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4T20:41:39.047" calcext:value-type="date">
            <text:p>March 2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25032026_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6T00:50:45.873" calcext:value-type="date">
            <text:p>March 2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503</text:p>
          </table:table-cell>
          <table:table-cell office:value-type="string" calcext:value-type="string">
            <text:p>RCT_FACTORING_UNIT_BATCH_260320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26-03-26T13:09:49.383" calcext:value-type="date">
            <text:p>March 26, 2026</text:p>
          </table:table-cell>
          <table:table-cell table:number-columns-repeated="2" office:value-type="string" calcext:value-type="string">
            <text:p>NULL</text:p>
          </table:table-cell>
          <table:table-cell table:style-name="ce2" office:value-type="date" office:date-value="2026-03-26T15:07:58.63" calcext:value-type="date">
            <text:p>2026-03-26 15:07:58.630</text:p>
          </table:table-cell>
        </table:table-row>
        <table:table-row table:style-name="ro1">
          <table:table-cell office:value-type="string" calcext:value-type="string">
            <text:p>ATREDS\TPAT00503</text:p>
          </table:table-cell>
          <table:table-cell office:value-type="string" calcext:value-type="string">
            <text:p>RCT_FACTORING_UNIT_BATCH_26032026_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6T13:02:48.5" calcext:value-type="date">
            <text:p>March 26, 2026</text:p>
          </table:table-cell>
          <table:table-cell table:number-columns-repeated="2" office:value-type="string" calcext:value-type="string">
            <text:p>NULL</text:p>
          </table:table-cell>
          <table:table-cell table:style-name="ce2" office:value-type="date" office:date-value="2026-03-26T15:08:13.707" calcext:value-type="date">
            <text:p>2026-03-26 15:08:13.707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26032026_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6T22:45:00.56" calcext:value-type="date">
            <text:p>March 2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RCT_FACTORING_UNIT_BATCH_27032026__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7T19:42:59.563" calcext:value-type="date">
            <text:p>March 2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RCT_FACTORING_UNIT_BATCH_27032026_3</text:p>
          </table:table-cell>
          <table:table-cell office:value-type="float" office:value="108" calcext:value-type="float">
            <text:p>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8T00:08:32.437" calcext:value-type="date">
            <text:p>March 28, 2026</text:p>
          </table:table-cell>
          <table:table-cell table:number-columns-repeated="2" office:value-type="string" calcext:value-type="string">
            <text:p>NULL</text:p>
          </table:table-cell>
          <table:table-cell table:style-name="ce2" office:value-type="date" office:date-value="2026-03-28T00:41:28.22" calcext:value-type="date">
            <text:p>2026-03-28 00:41:28.220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RCT_FACTORING_UNIT_BATCH_27032026_4</text:p>
          </table:table-cell>
          <table:table-cell office:value-type="float" office:value="108" calcext:value-type="float">
            <text:p>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8T00:09:38.113" calcext:value-type="date">
            <text:p>March 28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RCT_FACTORING_UNIT_BATCH_27032026_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8T00:24:42.18" calcext:value-type="date">
            <text:p>March 28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RCT_FACTORING_UNIT_BATCH_28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31T03:55:45.993" calcext:value-type="date">
            <text:p>March 3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441</text:p>
          </table:table-cell>
          <table:table-cell office:value-type="string" calcext:value-type="string">
            <text:p>RCT_FACTORING_UNIT_BATCH_28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8T18:08:16.093" calcext:value-type="date">
            <text:p>March 28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277</text:p>
          </table:table-cell>
          <table:table-cell office:value-type="string" calcext:value-type="string">
            <text:p>RCT_FACTORING_UNIT_BATCH_30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30T10:26:57.553" calcext:value-type="date">
            <text:p>March 3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30032026_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30T17:06:41.353" calcext:value-type="date">
            <text:p>March 3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RCT_FACTORING_UNIT_BATCH_30032026_6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31T00:35:52.89" calcext:value-type="date">
            <text:p>March 3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RCT_FACTORING_UNIT_BATCH_31032026</text:p>
          </table:table-cell>
          <table:table-cell office:value-type="float" office:value="1702" calcext:value-type="float">
            <text:p>17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31T00:18:17.857" calcext:value-type="date">
            <text:p>March 31, 2026</text:p>
          </table:table-cell>
          <table:table-cell table:number-columns-repeated="2" office:value-type="string" calcext:value-type="string">
            <text:p>NULL</text:p>
          </table:table-cell>
          <table:table-cell table:style-name="ce2" office:value-type="date" office:date-value="2026-03-31T03:37:41.483" calcext:value-type="date">
            <text:p>2026-03-31 03:37:41.483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RCT_FACTORING_UNIT_BATCH_31032026_1</text:p>
          </table:table-cell>
          <table:table-cell office:value-type="float" office:value="1702" calcext:value-type="float">
            <text:p>17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31T00:18:58.937" calcext:value-type="date">
            <text:p>March 3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RCT_FACTORING_UNIT_BATCH_31032026_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31T16:31:49.213" calcext:value-type="date">
            <text:p>March 3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31032026_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31T22:34:11.293" calcext:value-type="date">
            <text:p>March 3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BKP_02MAR2026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2T23:44:03.197" calcext:value-type="date">
            <text:p>March 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BKP_02MAR2026_1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3T00:05:58.11" calcext:value-type="date">
            <text:p>March 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BKP_02MAR2026_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3T00:20:04.003" calcext:value-type="date">
            <text:p>March 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BKP_02MAR2026_3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3T00:35:31.58" calcext:value-type="date">
            <text:p>March 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BKP_02MAR2026_4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3T00:43:26.893" calcext:value-type="date">
            <text:p>March 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BKP_02MAR2026_5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3T00:53:31.647" calcext:value-type="date">
            <text:p>March 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BKP_02MAR2026_6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3T01:05:06.94" calcext:value-type="date">
            <text:p>March 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BKP_02MAR2026_7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3T01:16:47.647" calcext:value-type="date">
            <text:p>March 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BKP_06MAR202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7T01:07:20.057" calcext:value-type="date">
            <text:p>March 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BKP_10MAR2026_0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0T01:31:01.373" calcext:value-type="date">
            <text:p>March 1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BKP_10MAR2026_0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0T01:34:23.573" calcext:value-type="date">
            <text:p>March 1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BKP_17MAR202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7T00:12:21.85" calcext:value-type="date">
            <text:p>March 1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BKP_17MAR2026_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7T00:23:17.097" calcext:value-type="date">
            <text:p>March 1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BKP_17MAR2026_1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8T00:26:09.807" calcext:value-type="date">
            <text:p>March 18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BKP_17MAR2026_2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7T00:38:05.457" calcext:value-type="date">
            <text:p>March 1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BKP_17MAR2026_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7T01:22:46.997" calcext:value-type="date">
            <text:p>March 1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BKP_18MAR2026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9T00:39:42.853" calcext:value-type="date">
            <text:p>March 19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BKP_18MAR2026_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9T00:50:54.84" calcext:value-type="date">
            <text:p>March 19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BKP_18MAR2026_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9T01:02:07.633" calcext:value-type="date">
            <text:p>March 19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BKP_18MAR2026_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9T01:13:53.337" calcext:value-type="date">
            <text:p>March 19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BKP_18MAR2026_4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9T01:25:05.29" calcext:value-type="date">
            <text:p>March 19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BKP_18MAR2026_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9T01:35:20.147" calcext:value-type="date">
            <text:p>March 19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BKP_18MAR2026_6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9T01:47:02.02" calcext:value-type="date">
            <text:p>March 19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BKP_18MAR2026_7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9T01:59:41.493" calcext:value-type="date">
            <text:p>March 19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BKP_18MAR2026_8</text:p>
          </table:table-cell>
          <table:table-cell office:value-type="float" office:value="107" calcext:value-type="float">
            <text:p>1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9T02:12:18.087" calcext:value-type="date">
            <text:p>March 19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RCT_FACTORING_UNIT_BATCH_BKP_19MAR2026_9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9T23:07:00.017" calcext:value-type="date">
            <text:p>March 19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BKP_20MAR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0T22:45:07.33" calcext:value-type="date">
            <text:p>March 2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BKP_20MAR2026_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0T22:48:52.88" calcext:value-type="date">
            <text:p>March 2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BKP_25MAR2026_1</text:p>
          </table:table-cell>
          <table:table-cell office:value-type="float" office:value="172" calcext:value-type="float">
            <text:p>1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6T02:43:27.37" calcext:value-type="date">
            <text:p>March 26, 2026</text:p>
          </table:table-cell>
          <table:table-cell table:number-columns-repeated="2" office:value-type="string" calcext:value-type="string">
            <text:p>NULL</text:p>
          </table:table-cell>
          <table:table-cell table:style-name="ce2" office:value-type="date" office:date-value="2026-03-26T02:59:25.633" calcext:value-type="date">
            <text:p>2026-03-26 02:59:25.633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BKP_25MAR2026_1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6T01:02:28.46" calcext:value-type="date">
            <text:p>March 26, 2026</text:p>
          </table:table-cell>
          <table:table-cell table:number-columns-repeated="2" office:value-type="string" calcext:value-type="string">
            <text:p>NULL</text:p>
          </table:table-cell>
          <table:table-cell table:style-name="ce2" office:value-type="date" office:date-value="2026-03-26T01:12:53.743" calcext:value-type="date">
            <text:p>2026-03-26 01:12:53.743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BKP_25MAR2026_1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6T00:49:12.703" calcext:value-type="date">
            <text:p>March 26, 2026</text:p>
          </table:table-cell>
          <table:table-cell table:number-columns-repeated="2" office:value-type="string" calcext:value-type="string">
            <text:p>NULL</text:p>
          </table:table-cell>
          <table:table-cell table:style-name="ce2" office:value-type="date" office:date-value="2026-03-26T01:01:30.997" calcext:value-type="date">
            <text:p>2026-03-26 01:01:30.997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BKP_25MAR2026_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6T02:31:55.64" calcext:value-type="date">
            <text:p>March 26, 2026</text:p>
          </table:table-cell>
          <table:table-cell table:number-columns-repeated="2" office:value-type="string" calcext:value-type="string">
            <text:p>NULL</text:p>
          </table:table-cell>
          <table:table-cell table:style-name="ce2" office:value-type="date" office:date-value="2026-03-26T02:42:54.853" calcext:value-type="date">
            <text:p>2026-03-26 02:42:54.853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BKP_25MAR2026_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6T02:20:19.213" calcext:value-type="date">
            <text:p>March 26, 2026</text:p>
          </table:table-cell>
          <table:table-cell table:number-columns-repeated="2" office:value-type="string" calcext:value-type="string">
            <text:p>NULL</text:p>
          </table:table-cell>
          <table:table-cell table:style-name="ce2" office:value-type="date" office:date-value="2026-03-26T02:31:19.347" calcext:value-type="date">
            <text:p>2026-03-26 02:31:19.347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BKP_25MAR2026_4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6T02:10:01.117" calcext:value-type="date">
            <text:p>March 26, 2026</text:p>
          </table:table-cell>
          <table:table-cell table:number-columns-repeated="2" office:value-type="string" calcext:value-type="string">
            <text:p>NULL</text:p>
          </table:table-cell>
          <table:table-cell table:style-name="ce2" office:value-type="date" office:date-value="2026-03-26T02:19:45.157" calcext:value-type="date">
            <text:p>2026-03-26 02:19:45.157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BKP_25MAR2026_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6T01:58:11.51" calcext:value-type="date">
            <text:p>March 26, 2026</text:p>
          </table:table-cell>
          <table:table-cell table:number-columns-repeated="2" office:value-type="string" calcext:value-type="string">
            <text:p>NULL</text:p>
          </table:table-cell>
          <table:table-cell table:style-name="ce2" office:value-type="date" office:date-value="2026-03-26T02:09:13.83" calcext:value-type="date">
            <text:p>2026-03-26 02:09:13.830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BKP_25MAR2026_6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6T01:46:41.4" calcext:value-type="date">
            <text:p>March 26, 2026</text:p>
          </table:table-cell>
          <table:table-cell table:number-columns-repeated="2" office:value-type="string" calcext:value-type="string">
            <text:p>NULL</text:p>
          </table:table-cell>
          <table:table-cell table:style-name="ce2" office:value-type="date" office:date-value="2026-03-26T01:57:42.41" calcext:value-type="date">
            <text:p>2026-03-26 01:57:42.410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BKP_25MAR2026_7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6T01:35:20.82" calcext:value-type="date">
            <text:p>March 26, 2026</text:p>
          </table:table-cell>
          <table:table-cell table:number-columns-repeated="2" office:value-type="string" calcext:value-type="string">
            <text:p>NULL</text:p>
          </table:table-cell>
          <table:table-cell table:style-name="ce2" office:value-type="date" office:date-value="2026-03-26T01:46:08.353" calcext:value-type="date">
            <text:p>2026-03-26 01:46:08.353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BKP_25MAR2026_8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6T01:25:10.16" calcext:value-type="date">
            <text:p>March 26, 2026</text:p>
          </table:table-cell>
          <table:table-cell table:number-columns-repeated="2" office:value-type="string" calcext:value-type="string">
            <text:p>NULL</text:p>
          </table:table-cell>
          <table:table-cell table:style-name="ce2" office:value-type="date" office:date-value="2026-03-26T01:34:47.137" calcext:value-type="date">
            <text:p>2026-03-26 01:34:47.137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BKP_25MAR2026_9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6T01:13:43.687" calcext:value-type="date">
            <text:p>March 26, 2026</text:p>
          </table:table-cell>
          <table:table-cell table:number-columns-repeated="2" office:value-type="string" calcext:value-type="string">
            <text:p>NULL</text:p>
          </table:table-cell>
          <table:table-cell table:style-name="ce2" office:value-type="date" office:date-value="2026-03-26T01:24:27.92" calcext:value-type="date">
            <text:p>2026-03-26 01:24:27.920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ATCH_BKP_26MAR2026_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6T22:43:53.14" calcext:value-type="date">
            <text:p>March 26, 2026</text:p>
          </table:table-cell>
          <table:table-cell table:number-columns-repeated="2" office:value-type="string" calcext:value-type="string">
            <text:p>NULL</text:p>
          </table:table-cell>
          <table:table-cell table:style-name="ce2" office:value-type="date" office:date-value="2026-03-26T22:47:05.673" calcext:value-type="date">
            <text:p>2026-03-26 22:47:05.673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ULK_DATA_02032026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2T14:56:32.3" calcext:value-type="date">
            <text:p>March 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RCT_FACTORING_UNIT_BULK_DATA_02032026_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2T17:28:07.613" calcext:value-type="date">
            <text:p>March 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RCT_FACTORING_UNIT_BULK_DATA_03022026_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2T17:09:07.247" calcext:value-type="date">
            <text:p>March 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RCT_FACTORING_UNIT_BULK_DATA_1103202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1T15:46:05.91" calcext:value-type="date">
            <text:p>March 1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RCT_FACTORING_UNIT_BULK_DATA_12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2T21:13:51.4" calcext:value-type="date">
            <text:p>March 1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ULK_DATA_16032026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6T17:37:14.53" calcext:value-type="date">
            <text:p>March 1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ULK_DATA_1803202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8T16:36:49.983" calcext:value-type="date">
            <text:p>March 18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RCT_FACTORING_UNIT_BULK_DATA_23032026_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3T16:14:17.617" calcext:value-type="date">
            <text:p>March 2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BULK_DATA_2403202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4T14:48:36.95" calcext:value-type="date">
            <text:p>March 24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RCT_FACTORING_UNIT_BULK_DATA_26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6T19:58:30.933" calcext:value-type="date">
            <text:p>March 2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503</text:p>
          </table:table-cell>
          <table:table-cell office:value-type="string" calcext:value-type="string">
            <text:p>RCT_FACTORING_UNIT_BULK_DATA_27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7T13:05:11.413" calcext:value-type="date">
            <text:p>March 2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503</text:p>
          </table:table-cell>
          <table:table-cell office:value-type="string" calcext:value-type="string">
            <text:p>RCT_FACTORING_UNIT_BULK_DATA_30032026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30T16:22:57.613" calcext:value-type="date">
            <text:p>March 3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503</text:p>
          </table:table-cell>
          <table:table-cell office:value-type="string" calcext:value-type="string">
            <text:p>RCT_FACTORING_UNIT_BULK_DATA_30032026_1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30T16:25:15.13" calcext:value-type="date">
            <text:p>March 30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030</text:p>
          </table:table-cell>
          <table:table-cell office:value-type="string" calcext:value-type="string">
            <text:p>RCT_FACTORING_UNIT_BULK_DATA_3103202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31T18:50:34.433" calcext:value-type="date">
            <text:p>March 3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503</text:p>
          </table:table-cell>
          <table:table-cell office:value-type="string" calcext:value-type="string">
            <text:p>RCT_FACTORING_UNIT_BULK_DATA_31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31T12:23:37.703" calcext:value-type="date">
            <text:p>March 3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TREDS\TPAT00503</text:p>
          </table:table-cell>
          <table:table-cell office:value-type="string" calcext:value-type="string">
            <text:p>RCT_FACTORING_UNIT_BULK_DATA_31032026_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31T16:29:55.113" calcext:value-type="date">
            <text:p>March 31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INVOICE_0203202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2T16:05:19.673" calcext:value-type="date">
            <text:p>March 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INVOICE_06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6T23:50:36.86" calcext:value-type="date">
            <text:p>March 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INVOICE_06032026_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9T23:15:58.887" calcext:value-type="date">
            <text:p>March 9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INVOICE_090320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9T23:11:16.79" calcext:value-type="date">
            <text:p>March 9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INVOICE_16032026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6T21:32:06.87" calcext:value-type="date">
            <text:p>March 1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INVOICE_16032026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6T23:58:06.077" calcext:value-type="date">
            <text:p>March 1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INVOICE_17032026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7T12:26:35.8" calcext:value-type="date">
            <text:p>March 17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INVOICE_2303202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3T12:36:01.59" calcext:value-type="date">
            <text:p>March 23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ACTORING_UNIT_INVOICE_2403202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25T01:04:11.63" calcext:value-type="date">
            <text:p>March 25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U_INVOICE_LINE_ITEMS_0203202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02T16:05:20.51" calcext:value-type="date">
            <text:p>March 2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bo</text:p>
          </table:table-cell>
          <table:table-cell office:value-type="string" calcext:value-type="string">
            <text:p>RCT_FU_INVOICE_LINE_ITEMS_16032026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6-03-16T21:32:24.55" calcext:value-type="date">
            <text:p>March 16, 20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 table:number-rows-repeated="104782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'Backuptables(March2026)'.A1:'Backuptables(March2026)'.J75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3">00/00/0000</text:date>, <text:time style:data-style-name="N2" text:time-value="10:26:21.451376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2T14:15:37.245268300</meta:creation-date>
    <dc:date>2026-04-23T10:33:43.483638500</dc:date>
    <meta:editing-duration>PT11M8S</meta:editing-duration>
    <meta:editing-cycles>3</meta:editing-cycles>
    <meta:generator>LibreOffice/26.2.1.2$Windows_X86_64 LibreOffice_project/620$Build-2</meta:generator>
    <meta:document-statistic meta:table-count="1" meta:cell-count="7540" meta:object-count="0"/>
  </office:meta>
</office:document-meta>
</file>